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k Mukta1" svg:font-family="'Ek Mukta'"/>
    <style:font-face style:name="Linux Libertine" svg:font-family="'Linux Libertin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52e68" officeooo:paragraph-rsid="00452e68"/>
    </style:style>
    <style:style style:name="P2" style:family="paragraph" style:parent-style-name="Text_20_body">
      <style:text-properties officeooo:paragraph-rsid="00452e68"/>
    </style:style>
    <style:style style:name="P3" style:family="paragraph" style:parent-style-name="Text_20_body">
      <style:text-properties officeooo:paragraph-rsid="00459f11"/>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rsid="00436b11" officeooo:paragraph-rsid="00436b11"/>
    </style:style>
    <style:style style:name="P6" style:family="paragraph" style:parent-style-name="Text_20_body">
      <style:text-properties style:font-name="Times New Roman" fo:font-weight="bold" style:font-weight-asian="bold" style:font-weight-complex="bold"/>
    </style:style>
    <style:style style:name="P7" style:family="paragraph" style:parent-style-name="Text_20_body">
      <style:text-properties style:font-name="Times New Roman" officeooo:rsid="0043ec01" officeooo:paragraph-rsid="0043ec01"/>
    </style:style>
    <style:style style:name="P8" style:family="paragraph" style:parent-style-name="Text_20_body">
      <style:text-properties style:font-name="Times New Roman" officeooo:rsid="00459f11" officeooo:paragraph-rsid="00459f11"/>
    </style:style>
    <style:style style:name="P9" style:family="paragraph" style:parent-style-name="Text_20_body">
      <style:text-properties style:font-name="Times New Roman" officeooo:rsid="0045f44d" officeooo:paragraph-rsid="0045f44d"/>
    </style:style>
    <style:style style:name="P10" style:family="paragraph" style:parent-style-name="Preformatted_20_Text">
      <style:paragraph-properties fo:text-align="start" style:justify-single-word="false"/>
      <style:text-properties fo:color="#000000" fo:font-size="12pt" style:text-underline-style="none" fo:font-weight="normal" officeooo:rsid="004673e9" officeooo:paragraph-rsid="004673e9" style:font-size-asian="10.5pt" style:font-weight-asian="normal" style:font-size-complex="12pt" style:font-weight-complex="normal"/>
    </style:style>
    <style:style style:name="P11" style:family="paragraph" style:parent-style-name="Preformatted_20_Text">
      <style:paragraph-properties fo:text-align="start" style:justify-single-word="false"/>
      <style:text-properties fo:color="#000000" style:font-name="Times New Roman" fo:font-size="12pt" style:text-underline-style="none" fo:font-weight="normal" officeooo:rsid="004f506f" officeooo:paragraph-rsid="004f50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2c7f8" officeooo:paragraph-rsid="0022c7f8"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4c753" officeooo:paragraph-rsid="0024c753"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79a6f" officeooo:paragraph-rsid="00379a6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92986" officeooo:paragraph-rsid="00392986" style:font-size-asian="10.5pt" style:font-weight-asian="bold" style:font-size-complex="12pt" style:font-weight-complex="bold"/>
    </style:style>
    <style:style style:name="P17"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c6bdb" officeooo:paragraph-rsid="003c6bdb" style:font-size-asian="10.5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36b11" officeooo:paragraph-rsid="00436b11"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673e9" officeooo:paragraph-rsid="004673e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7e2d4" officeooo:paragraph-rsid="0047e2d4" style:font-size-asian="10.5pt" style:font-weight-asian="bold" style:font-size-complex="12pt" style:font-weight-complex="bold"/>
    </style:style>
    <style:style style:name="P21"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ba1e8" officeooo:paragraph-rsid="004ba1e8" style:font-size-asian="10.5pt" style:font-weight-asian="bold" style:font-size-complex="12pt" style:font-weight-complex="bold"/>
    </style:style>
    <style:style style:name="P22"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f506f" officeooo:paragraph-rsid="004f506f" style:font-size-asian="10.5pt" style:font-weight-asian="bold" style:font-size-complex="12pt" style:font-weight-complex="bold"/>
    </style:style>
    <style:style style:name="P23"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504036" officeooo:paragraph-rsid="00504036" style:font-size-asian="10.5pt" style:font-weight-asian="bold" style:font-size-complex="12pt" style:font-weight-complex="bold"/>
    </style:style>
    <style:style style:name="P24"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5270a5" officeooo:paragraph-rsid="005270a5" style:font-size-asian="10.5pt" style:font-weight-asian="bold" style:font-size-complex="12pt" style:font-weight-complex="bold"/>
    </style:style>
    <style:style style:name="P25" style:family="paragraph" style:parent-style-name="Standard">
      <style:paragraph-properties fo:text-align="start" style:justify-single-word="false"/>
      <style:text-properties fo:color="#000000"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Times New Roman" fo:font-size="12pt" style:text-underline-style="none" fo:font-weight="normal" officeooo:rsid="0022c7f8" officeooo:paragraph-rsid="0022c7f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Times New Roman" fo:font-size="12pt" style:text-underline-style="none" fo:font-weight="normal" officeooo:rsid="0022c7f8" officeooo:paragraph-rsid="0024bf8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Times New Roman" fo:font-size="12pt" style:text-underline-style="none" fo:font-weight="normal" officeooo:rsid="0024c753" officeooo:paragraph-rsid="0024c75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Times New Roman" fo:font-size="12pt" style:text-underline-style="none" fo:font-weight="normal" officeooo:rsid="00379a6f" officeooo:paragraph-rsid="00379a6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Times New Roman" fo:font-size="12pt" style:text-underline-style="none" fo:font-weight="normal" officeooo:rsid="00392986" officeooo:paragraph-rsid="0039298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Times New Roman" fo:font-size="12pt" style:text-underline-style="none" fo:font-weight="normal" officeooo:rsid="003c6bdb" officeooo:paragraph-rsid="003c6bd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Times New Roman" fo:font-size="12pt" style:text-underline-style="none" fo:font-weight="normal" officeooo:rsid="003fbe70" officeooo:paragraph-rsid="003fbe70"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Times New Roman" fo:font-size="12pt" style:text-underline-style="none" fo:font-weight="normal" officeooo:rsid="00410bc7" officeooo:paragraph-rsid="00410bc7"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Times New Roman" fo:font-size="12pt" style:text-underline-style="none" fo:font-weight="normal" officeooo:rsid="00422a56" officeooo:paragraph-rsid="00422a56"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0000" style:font-name="Times New Roman" fo:font-size="12pt" style:text-underline-style="none" fo:font-weight="normal" officeooo:rsid="0042d357" officeooo:paragraph-rsid="0042d357"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Times New Roman" fo:font-size="12pt" style:text-underline-style="none" fo:font-weight="normal" officeooo:rsid="00436b11" officeooo:paragraph-rsid="00436b1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Times New Roman" fo:font-size="12pt" style:text-underline-style="none" fo:font-weight="normal" officeooo:rsid="0045f44d" officeooo:paragraph-rsid="0045f44d"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Times New Roman" fo:font-size="12pt" style:text-underline-style="none" fo:font-weight="normal" officeooo:rsid="004673e9" officeooo:paragraph-rsid="004673e9"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Times New Roman" fo:font-size="12pt" style:text-underline-style="none" fo:font-weight="normal" officeooo:rsid="00472c69" officeooo:paragraph-rsid="00472c69"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Times New Roman" fo:font-size="12pt" style:text-underline-style="none" fo:font-weight="normal" officeooo:rsid="0047e2d4" officeooo:paragraph-rsid="0047e2d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style:font-name="Times New Roman" fo:font-size="12pt" style:text-underline-style="none" fo:font-weight="normal" officeooo:rsid="0047f2dc" officeooo:paragraph-rsid="0047f2dc"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style:font-name="Times New Roman" fo:font-size="12pt" style:text-underline-style="none" fo:font-weight="normal" officeooo:rsid="00488f1c" officeooo:paragraph-rsid="00488f1c"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style:font-name="Times New Roman" fo:font-size="12pt" style:text-underline-style="none" fo:font-weight="normal" officeooo:rsid="004ba1e8" officeooo:paragraph-rsid="004ba1e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style:font-name="Times New Roman" fo:font-size="12pt" style:text-underline-style="none" fo:font-weight="normal" officeooo:rsid="004c3265" officeooo:paragraph-rsid="004c3265"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style:font-name="Times New Roman" fo:font-size="12pt" style:text-underline-style="none" fo:font-weight="normal" officeooo:rsid="004f506f" officeooo:paragraph-rsid="004f506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Times New Roman" fo:font-size="12pt" style:text-underline-style="none" fo:font-weight="normal" officeooo:rsid="00504036" officeooo:paragraph-rsid="00504036"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style:font-name="Times New Roman" fo:font-size="12pt" style:text-underline-style="none" fo:font-weight="normal" officeooo:rsid="005212e3" officeooo:paragraph-rsid="005212e3"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style:font-name="Times New Roman" fo:font-size="12pt" style:text-underline-style="none" fo:font-weight="normal" officeooo:rsid="005270a5" officeooo:paragraph-rsid="005270a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Times New Roman" fo:font-size="12pt" style:text-underline-style="none" fo:font-weight="normal" officeooo:rsid="0052a6f1" officeooo:paragraph-rsid="0052a6f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style:font-name="Times New Roman" fo:font-size="12pt" style:text-underline-style="none" fo:font-weight="bold" officeooo:rsid="001c68f2" officeooo:paragraph-rsid="001c68f2" style:font-size-asian="10.5pt" style:font-weight-asian="bold" style:font-size-complex="12pt" style:font-weight-complex="bold"/>
    </style:style>
    <style:style style:name="P52" style:family="paragraph" style:parent-style-name="Standard">
      <style:paragraph-properties fo:text-align="start" style:justify-single-word="false"/>
      <style:text-properties fo:color="#000000" style:font-name="Times New Roman" fo:font-size="12pt" style:text-underline-style="none" fo:font-weight="bold" officeooo:rsid="0022c7f8" officeooo:paragraph-rsid="0022c7f8" style:font-size-asian="10.5pt" style:font-weight-asian="bold" style:font-size-complex="12pt" style:font-weight-complex="bold"/>
    </style:style>
    <style:style style:name="P53" style:family="paragraph" style:parent-style-name="Standard">
      <style:paragraph-properties fo:text-align="start" style:justify-single-word="false"/>
      <style:text-properties fo:color="#000000" style:font-name="Times New Roman" fo:font-size="12pt" style:text-underline-style="none" fo:font-weight="bold" officeooo:rsid="0024c753" officeooo:paragraph-rsid="0024c753" style:font-size-asian="10.5pt" style:font-weight-asian="bold" style:font-size-complex="12pt" style:font-weight-complex="bold"/>
    </style:style>
    <style:style style:name="P54" style:family="paragraph" style:parent-style-name="Standard">
      <style:paragraph-properties fo:text-align="start" style:justify-single-word="false"/>
      <style:text-properties fo:color="#000000" style:font-name="Times New Roman" fo:font-size="12pt" style:text-underline-style="none" fo:font-weight="bold" officeooo:rsid="00379a6f" officeooo:paragraph-rsid="00379a6f" style:font-size-asian="10.5pt" style:font-weight-asian="bold" style:font-size-complex="12pt" style:font-weight-complex="bold"/>
    </style:style>
    <style:style style:name="P55" style:family="paragraph" style:parent-style-name="Standard">
      <style:paragraph-properties fo:text-align="start" style:justify-single-word="false"/>
      <style:text-properties fo:color="#000000" style:font-name="Times New Roman" fo:font-size="12pt" style:text-underline-style="none" fo:font-weight="bold" officeooo:rsid="00392986" officeooo:paragraph-rsid="00392986" style:font-size-asian="10.5pt" style:font-weight-asian="bold" style:font-size-complex="12pt" style:font-weight-complex="bold"/>
    </style:style>
    <style:style style:name="P56" style:family="paragraph" style:parent-style-name="Standard">
      <style:paragraph-properties fo:text-align="start" style:justify-single-word="false"/>
      <style:text-properties fo:color="#000000" style:font-name="Times New Roman" fo:font-size="12pt" style:text-underline-style="none" fo:font-weight="bold" officeooo:rsid="003c6bdb" officeooo:paragraph-rsid="003c6bdb" style:font-size-asian="10.5pt" style:font-weight-asian="bold" style:font-size-complex="12pt" style:font-weight-complex="bold"/>
    </style:style>
    <style:style style:name="P57" style:family="paragraph" style:parent-style-name="Standard">
      <style:paragraph-properties fo:text-align="start" style:justify-single-word="false"/>
      <style:text-properties fo:color="#000000" style:font-name="Times New Roman" fo:font-size="12pt" style:text-underline-style="none" fo:font-weight="bold" officeooo:rsid="004673e9" officeooo:paragraph-rsid="004673e9"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style:font-name="Times New Roman" fo:font-size="12pt" style:text-underline-style="none" fo:font-weight="bold" officeooo:rsid="0047e2d4" officeooo:paragraph-rsid="0047e2d4"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000000" style:font-name="Times New Roman" fo:font-size="12pt" style:text-underline-style="none" fo:font-weight="bold" officeooo:rsid="004ba1e8" officeooo:paragraph-rsid="004ba1e8"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style:font-name="Times New Roman" fo:font-size="12pt" style:text-underline-style="none" fo:font-weight="bold" officeooo:rsid="004f506f" officeooo:paragraph-rsid="004f506f"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000000" style:font-name="Times New Roman" fo:font-size="12pt" style:text-underline-style="none" fo:font-weight="bold" officeooo:rsid="00504036" officeooo:paragraph-rsid="00504036" style:font-size-asian="10.5pt" style:font-weight-asian="bold" style:font-size-complex="12pt" style:font-weight-complex="bold"/>
    </style:style>
    <style:style style:name="P62" style:family="paragraph" style:parent-style-name="Standard">
      <style:paragraph-properties fo:text-align="start" style:justify-single-word="false"/>
      <style:text-properties fo:color="#000000" style:font-name="Times New Roman" fo:font-size="12pt" style:text-underline-style="none" fo:font-weight="bold" officeooo:rsid="005270a5" officeooo:paragraph-rsid="005270a5"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style:font-name="Times New Roman" fo:font-size="12pt" fo:font-style="italic" style:text-underline-style="none" fo:font-weight="normal" officeooo:rsid="001c68f2" officeooo:paragraph-rsid="001c68f2"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fo:color="#ce181e"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ce181e" style:font-name="Times New Roman" fo:font-size="12pt" style:text-underline-style="none" fo:font-weight="normal" officeooo:rsid="00262b46" officeooo:paragraph-rsid="00262b4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ce181e" style:font-name="Times New Roman" fo:font-size="12pt" style:text-underline-style="none" fo:font-weight="normal" officeooo:rsid="002b8ead" officeooo:paragraph-rsid="002b8ead"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ce181e" style:font-name="Times New Roman" fo:font-size="12pt" style:text-underline-style="none" fo:font-weight="normal" officeooo:rsid="002c90e9" officeooo:paragraph-rsid="002c90e9"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ce181e" style:font-name="Times New Roman" fo:font-size="12pt" style:text-underline-style="none" fo:font-weight="normal" officeooo:rsid="002e125a" officeooo:paragraph-rsid="002e125a"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ce181e" style:font-name="Times New Roman" fo:font-size="12pt" style:text-underline-style="none" fo:font-weight="normal" officeooo:rsid="002e6c77" officeooo:paragraph-rsid="002e6c77"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ce181e"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ce181e" style:font-name="Times New Roman" fo:font-size="12pt" style:text-underline-style="none" fo:font-weight="normal" officeooo:rsid="0030b8ed" officeooo:paragraph-rsid="0030b8ed"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ce181e" style:font-name="Times New Roman" fo:font-size="12pt" style:text-underline-style="none" fo:font-weight="normal" officeooo:rsid="003255a1" officeooo:paragraph-rsid="003255a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ce181e" style:font-name="Times New Roman" fo:font-size="12pt" style:text-underline-style="none" fo:font-weight="normal" officeooo:rsid="00379a6f" officeooo:paragraph-rsid="00379a6f"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81d41a"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81d41a"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81d41a"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81d41a"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81d41a" style:font-name="Times New Roman" fo:font-size="12pt" style:text-underline-style="none" fo:font-weight="normal" officeooo:rsid="0024bf8f" officeooo:paragraph-rsid="0024bf8f"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81d41a"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ff0000" style:text-line-through-style="solid" style:text-line-through-type="single"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ff0000"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ff0000"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ff0000" style:font-name="Times New Roman" fo:font-size="12pt" style:text-underline-style="none" fo:font-weight="normal" officeooo:rsid="001e0cb8" officeooo:paragraph-rsid="001e0cb8"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ff0000" style:font-name="Times New Roman" fo:font-size="12pt" style:text-underline-style="none" fo:font-weight="normal" officeooo:rsid="001e483e" officeooo:paragraph-rsid="001e483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ff0000"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ff0000" style:font-name="Times New Roman" fo:font-size="12pt" style:text-underline-style="none" fo:font-weight="normal" officeooo:rsid="00221c96" officeooo:paragraph-rsid="00221c96"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ff0000" style:font-name="Times New Roman" fo:font-size="12pt" style:text-underline-style="none" fo:font-weight="normal" officeooo:rsid="0024bf8f" officeooo:paragraph-rsid="0024bf8f"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ff0000" style:font-name="Times New Roman" fo:font-size="12pt" style:text-underline-style="none" fo:font-weight="normal" officeooo:rsid="0022c7f8" officeooo:paragraph-rsid="0022c7f8"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ff0000" style:font-name="Times New Roman" fo:font-size="12pt" fo:font-style="normal" style:text-underline-style="none" fo:font-weight="normal" officeooo:rsid="001c68f2" officeooo:paragraph-rsid="001e0cb8"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color="#ff0000" style:font-name="Times New Roman" fo:font-size="12pt" style:text-underline-style="solid" style:text-underline-width="auto" style:text-underline-color="font-color" fo:font-weight="bold" officeooo:rsid="00221c96" officeooo:paragraph-rsid="0027cc97" style:font-size-asian="10.5pt" style:font-weight-asian="bold" style:font-size-complex="12pt" style:font-weight-complex="bold"/>
    </style:style>
    <style:style style:name="P91" style:family="paragraph" style:parent-style-name="Standard">
      <style:paragraph-properties fo:text-align="start" style:justify-single-word="false"/>
      <style:text-properties fo:color="#ff0000"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92" style:family="paragraph" style:parent-style-name="Standard">
      <style:paragraph-properties fo:text-align="center" style:justify-single-word="false"/>
      <style:text-properties style:font-name="Times New Roman" fo:font-size="16pt" fo:font-weight="bold" officeooo:rsid="001b232b" officeooo:paragraph-rsid="001b232b" style:font-size-asian="14pt" style:font-weight-asian="bold" style:font-size-complex="16pt" style:font-weight-complex="bold"/>
    </style:style>
    <style:style style:name="P9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b232b" officeooo:paragraph-rsid="001b232b" style:font-size-asian="10.5pt" style:font-weight-asian="bold" style:font-size-complex="12pt" style:font-weight-complex="bold"/>
    </style:style>
    <style:style style:name="P9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95" style:family="paragraph" style:parent-style-name="Standard">
      <style:paragraph-properties fo:text-align="start" style:justify-single-word="false"/>
      <style:text-properties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Times New Roman" fo:font-size="12pt" style:text-underline-style="none" fo:font-weight="bold" officeooo:rsid="001b232b" officeooo:paragraph-rsid="001b232b" style:font-size-asian="10.5pt" style:font-weight-asian="bold" style:font-size-complex="12pt" style:font-weight-complex="bold"/>
    </style:style>
    <style:style style:name="P99" style:family="paragraph" style:parent-style-name="Standard">
      <style:paragraph-properties fo:text-align="start" style:justify-single-word="false"/>
      <style:text-properties style:font-name="Times New Roman" fo:font-size="12pt" style:text-underline-style="none" fo:font-weight="bold" officeooo:rsid="001c68f2" officeooo:paragraph-rsid="001c68f2" style:font-size-asian="10.5pt" style:font-weight-asian="bold" style:font-size-complex="12pt" style:font-weight-complex="bold"/>
    </style:style>
    <style:style style:name="P100" style:family="paragraph" style:parent-style-name="Standard">
      <style:paragraph-properties fo:text-align="start" style:justify-single-word="false"/>
      <style:text-properties style:font-name="Times New Roman" officeooo:paragraph-rsid="003c6bdb"/>
    </style:style>
    <style:style style:name="P101" style:family="paragraph" style:parent-style-name="Preformatted_20_Text">
      <style:paragraph-properties fo:margin-top="0in" fo:margin-bottom="0.1965in" loext:contextual-spacing="false" fo:orphans="2" fo:widows="2"/>
    </style:style>
    <style:style style:name="P102" style:family="paragraph" style:parent-style-name="Standard">
      <style:paragraph-properties fo:text-align="start" style:justify-single-word="false"/>
      <style:text-properties fo:color="#000000" style:font-name="Times New Roman" fo:font-size="12pt" style:text-underline-style="none" fo:font-weight="bold" officeooo:rsid="005270a5" officeooo:paragraph-rsid="005270a5"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color="#000000" style:font-name="Times New Roman" fo:font-size="12pt" style:text-underline-style="none" fo:font-weight="normal" officeooo:rsid="00536ca8" officeooo:paragraph-rsid="00536ca8" style:font-size-asian="10.5pt" style:font-weight-asian="normal" style:font-size-complex="12pt" style:font-weight-complex="normal"/>
    </style:style>
    <style:style style:name="T1" style:family="text">
      <style:text-properties fo:color="#ce181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21c96" style:font-weight-asian="normal" style:font-weight-complex="normal"/>
    </style:style>
    <style:style style:name="T4" style:family="text">
      <style:text-properties style:text-underline-style="none" fo:font-weight="normal" officeooo:rsid="00228e28" style:font-weight-asian="normal" style:font-weight-complex="normal"/>
    </style:style>
    <style:style style:name="T5" style:family="text">
      <style:text-properties fo:color="#ff0000"/>
    </style:style>
    <style:style style:name="T6" style:family="text">
      <style:text-properties fo:color="#ff0000" officeooo:rsid="001b83cf"/>
    </style:style>
    <style:style style:name="T7" style:family="text">
      <style:text-properties fo:color="#ff0000" officeooo:rsid="0024bf8f"/>
    </style:style>
    <style:style style:name="T8" style:family="text">
      <style:text-properties officeooo:rsid="001e0cb8"/>
    </style:style>
    <style:style style:name="T9" style:family="text">
      <style:text-properties officeooo:rsid="001fd700"/>
    </style:style>
    <style:style style:name="T10" style:family="text">
      <style:text-properties officeooo:rsid="0020769c"/>
    </style:style>
    <style:style style:name="T11" style:family="text">
      <style:text-properties fo:font-weight="bold" style:font-weight-asian="bold" style:font-weight-complex="bold"/>
    </style:style>
    <style:style style:name="T12" style:family="text">
      <style:text-properties fo:font-weight="bold" officeooo:rsid="0020769c" style:font-weight-asian="bold"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officeooo:rsid="0021de50"/>
    </style:style>
    <style:style style:name="T15" style:family="text">
      <style:text-properties officeooo:rsid="0024bf8f"/>
    </style:style>
    <style:style style:name="T16" style:family="text">
      <style:text-properties officeooo:rsid="002e6c77"/>
    </style:style>
    <style:style style:name="T17" style:family="text">
      <style:text-properties officeooo:rsid="0034335e"/>
    </style:style>
    <style:style style:name="T18" style:family="text">
      <style:text-properties officeooo:rsid="00410bc7"/>
    </style:style>
    <style:style style:name="T19" style:family="text">
      <style:text-properties officeooo:rsid="00422a56"/>
    </style:style>
    <style:style style:name="T20" style:family="text">
      <style:text-properties fo:color="#000000" fo:font-size="12pt" style:text-underline-style="none" fo:font-weight="normal" officeooo:rsid="00422a56" style:font-size-asian="10.5pt" style:font-weight-asian="normal" style:font-size-complex="12pt" style:font-weight-complex="normal"/>
    </style:style>
    <style:style style:name="T21" style:family="text">
      <style:text-properties fo:color="#000000" fo:font-size="12pt" style:text-underline-style="none" fo:font-weight="normal" officeooo:rsid="003c6bdb" style:font-size-asian="10.5pt" style:font-weight-asian="normal" style:font-size-complex="12pt" style:font-weight-complex="normal"/>
    </style:style>
    <style:style style:name="T22" style:family="text">
      <style:text-properties officeooo:rsid="0042d357"/>
    </style:style>
    <style:style style:name="T23" style:family="text">
      <style:text-properties fo:font-variant="normal" fo:text-transform="none" fo:color="#000000" style:font-name="Times New Roman" fo:letter-spacing="normal" fo:font-style="normal" fo:font-weight="normal"/>
    </style:style>
    <style:style style:name="T24" style:family="text">
      <style:text-properties fo:font-variant="normal" fo:text-transform="none" fo:color="#000000" style:font-name="Times New Roman" fo:letter-spacing="normal" fo:font-style="normal" fo:font-weight="normal" officeooo:rsid="00452e68"/>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4f506f"/>
    </style:style>
    <style:style style:name="T27" style:family="text">
      <style:text-properties fo:font-variant="normal" fo:text-transform="none" style:font-name="Times New Roman" fo:letter-spacing="normal" fo:font-style="normal" fo:font-weight="normal"/>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fo:font-weight="normal"/>
    </style:style>
    <style:style style:name="T30" style:family="text">
      <style:text-properties officeooo:rsid="004a152a"/>
    </style:style>
    <style:style style:name="T31" style:family="text">
      <style:text-properties style:font-name="Times New Roman"/>
    </style:style>
    <style:style style:name="T32" style:family="text">
      <style:text-properties style:font-name="Times New Roman" fo:font-weight="bold" style:font-weight-asian="bold" style:font-weight-complex="bold"/>
    </style:style>
    <style:style style:name="T33" style:family="text">
      <style:text-properties style:font-name="Times New Roman" officeooo:rsid="00452e68"/>
    </style:style>
    <style:style style:name="T34" style:family="text">
      <style:text-properties style:font-name="Times New Roman" officeooo:rsid="00459f11"/>
    </style:style>
    <style:style style:name="T35" style:family="text">
      <style:text-properties officeooo:rsid="004b8fa9"/>
    </style:style>
    <style:style style:name="T36" style:family="text">
      <style:text-properties style:text-position="super 58%"/>
    </style:style>
    <style:style style:name="T37" style:family="text">
      <style:text-properties style:text-position="super 58%" officeooo:rsid="004b8f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Automate the Boring Stuff with Python <text:span text:style-name="T35">(1</text:span><text:span text:style-name="T37">st</text:span><text:span text:style-name="T35"> Edition)</text:span></text:p>
      <text:p text:style-name="P92">End-of-Chapter Practice Questions</text:p>
      <text:p text:style-name="P92"/>
      <text:p text:style-name="P93">Chapter 1</text:p>
      <text:p text:style-name="P95"/>
      <text:p text:style-name="P98">1. Which of the following are operators, and which are values?</text:p>
      <text:p text:style-name="P95"/>
      <text:p text:style-name="P95">* <text:span text:style-name="T1">operator</text:span></text:p>
      <text:p text:style-name="P95">'hello' <text:span text:style-name="T1">string value</text:span></text:p>
      <text:p text:style-name="P95">-88.8 <text:span text:style-name="T1">float value</text:span></text:p>
      <text:p text:style-name="P95">- <text:span text:style-name="T1">operator</text:span></text:p>
      <text:p text:style-name="P95">/ <text:span text:style-name="T1">operator</text:span> </text:p>
      <text:p text:style-name="P95">+ <text:span text:style-name="T1">operator</text:span></text:p>
      <text:p text:style-name="P95">5 <text:span text:style-name="T1">int value</text:span></text:p>
      <text:p text:style-name="P95"/>
      <text:p text:style-name="P98">2. Which of the following is a variable, and which is a string?</text:p>
      <text:p text:style-name="P95"/>
      <text:p text:style-name="P95">spam <text:span text:style-name="T1">variable</text:span></text:p>
      <text:p text:style-name="P95">'spam' <text:span text:style-name="T1">string</text:span></text:p>
      <text:p text:style-name="P95"/>
      <text:p text:style-name="P98">3. Name three data types.</text:p>
      <text:p text:style-name="P95"/>
      <text:p text:style-name="P64">String, int, float</text:p>
      <text:p text:style-name="P95"/>
      <text:p text:style-name="P98">4. What is an expression made up of? What do all expressions do?</text:p>
      <text:p text:style-name="P95"/>
      <text:p text:style-name="P64">An expression is made up of one or more statements. All expressions resolve to a single return value.</text:p>
      <text:p text:style-name="P64"/>
      <text:p text:style-name="P74">An expression is a combination of values and operators. All expressions evaluate (that is, reduce) to a single value.</text:p>
      <text:p text:style-name="P95"/>
      <text:p text:style-name="P98">5. This chapter introduced assignment statements, like spam = 10. What is the difference between an expression and a statement?</text:p>
      <text:p text:style-name="P95"/>
      <text:p text:style-name="P64">An expression resolves down to a single return value. A statement assigns a value to something.</text:p>
      <text:p text:style-name="P64"/>
      <text:p text:style-name="P74">An expression evaluates to a single value. A statement does not.</text:p>
      <text:p text:style-name="P95"/>
      <text:p text:style-name="P98">6. What does the variable bacon contain after the following code runs?</text:p>
      <text:p text:style-name="P95"/>
      <text:p text:style-name="P95">bacon = 20</text:p>
      <text:p text:style-name="P95">bacon + 1</text:p>
      <text:p text:style-name="P95"/>
      <text:p text:style-name="P64">Still contains 20 because bacon + 1 isn’t valid (should be bacon = bacon + 1 or bacon += 1)</text:p>
      <text:p text:style-name="P95"/>
      <text:p text:style-name="P95"/>
      <text:p text:style-name="P98">7. What should the following two expressions evaluate to?</text:p>
      <text:p text:style-name="P95"/>
      <text:p text:style-name="P95"><text:soft-page-break/>'spam' + 'spamspam'</text:p>
      <text:p text:style-name="P95">'spam' * 3</text:p>
      <text:p text:style-name="P95"/>
      <text:p text:style-name="P64">They should both evaluate to ‘spamspamspam’</text:p>
      <text:p text:style-name="P95"/>
      <text:p text:style-name="P98">8. Why is eggs a valid variable name while 100 is invalid?</text:p>
      <text:p text:style-name="P95"/>
      <text:p text:style-name="P64">Variable names cannot start with a number, lest they be confused with ints or floats</text:p>
      <text:p text:style-name="P95"/>
      <text:p text:style-name="P98">9. What three functions can be used to get the integer, floating-point number, or string version of a value?</text:p>
      <text:p text:style-name="P95"/>
      <text:p text:style-name="P64">str(), int(), float()</text:p>
      <text:p text:style-name="P95"/>
      <text:p text:style-name="P98">10. Why does this expression cause an error? How can you fix it?</text:p>
      <text:p text:style-name="P95"/>
      <text:p text:style-name="P95">'I have eaten ' + 99 + ' burritos.'</text:p>
      <text:p text:style-name="P95"/>
      <text:p text:style-name="P64">Strings can’t concatenate with ints. Need to convert int 99 to string with str(99)</text:p>
      <text:p text:style-name="P95"/>
      <text:p text:style-name="P95">Extra credit: Search online for the Python documentation for the len() function. It will be on a web page titled “Built-in Functions.” Skim the list of other functions Python has, look up what the round() function does, and experiment with it in the interactive shell.</text:p>
      <text:p text:style-name="P95"/>
      <text:p text:style-name="P93">Chapter 2</text:p>
      <text:p text:style-name="P95"/>
      <text:p text:style-name="P98">1. What are the two values of the Boolean data type? How do you write them?</text:p>
      <text:p text:style-name="P95"/>
      <text:p text:style-name="P81">True, False (caps-sensitive)</text:p>
      <text:p text:style-name="P95"/>
      <text:p text:style-name="P98">2. What are the three Boolean operators?</text:p>
      <text:p text:style-name="P95"><text:line-break/><text:span text:style-name="T6">AND, OR, NOT</text:span></text:p>
      <text:p text:style-name="P95"/>
      <text:p text:style-name="P98">3. Write out the truth tables of each Boolean operator (that is, every possible combination of Boolean values for the operator and what they evaluate to).</text:p>
      <text:p text:style-name="P95"/>
      <text:p text:style-name="P74">True and True is True.</text:p>
      <text:p text:style-name="P74"/>
      <text:p text:style-name="P74">True and False is False.</text:p>
      <text:p text:style-name="P74"/>
      <text:p text:style-name="P74">False and True is False.</text:p>
      <text:p text:style-name="P74"/>
      <text:p text:style-name="P74">False and False is False.</text:p>
      <text:p text:style-name="P74"/>
      <text:p text:style-name="P74">True or True is True.</text:p>
      <text:p text:style-name="P74"/>
      <text:p text:style-name="P74">True or False is True.</text:p>
      <text:p text:style-name="P74"/>
      <text:p text:style-name="P74"><text:soft-page-break/>False or True is True.</text:p>
      <text:p text:style-name="P74"/>
      <text:p text:style-name="P74">False or False is False.</text:p>
      <text:p text:style-name="P74"/>
      <text:p text:style-name="P74">not True is False.</text:p>
      <text:p text:style-name="P74"/>
      <text:p text:style-name="P74">not False is True.</text:p>
      <text:p text:style-name="P95"/>
      <text:p text:style-name="P98">4. What do the following expressions evaluate to?</text:p>
      <text:p text:style-name="P95"/>
      <text:p text:style-name="P95">(5 &gt; 4) and (3 == 5) <text:span text:style-name="T6">False</text:span></text:p>
      <text:p text:style-name="P95">not (5 &gt; 4) <text:span text:style-name="T6">False</text:span></text:p>
      <text:p text:style-name="P95">(5 &gt; 4) or (3 == 5) <text:span text:style-name="T6">True</text:span></text:p>
      <text:p text:style-name="P95">not ((5 &gt; 4) or (3 == 5)) <text:span text:style-name="T6">False</text:span></text:p>
      <text:p text:style-name="P95">(True and True) and (True == False) <text:span text:style-name="T6">False</text:span></text:p>
      <text:p text:style-name="P95">(not False) or (not True) <text:span text:style-name="T6">True</text:span></text:p>
      <text:p text:style-name="P95"/>
      <text:p text:style-name="P98">5. What are the six comparison operators?</text:p>
      <text:p text:style-name="P95"/>
      <text:p text:style-name="P81">==, !=, &lt;, &gt;, &lt;=, &gt;=</text:p>
      <text:p text:style-name="P95"/>
      <text:p text:style-name="P98">6. What is the difference between the equal to operator and the assignment operator?</text:p>
      <text:p text:style-name="P95"/>
      <text:p text:style-name="P81">Equal to is ==</text:p>
      <text:p text:style-name="P81">Assignment is =</text:p>
      <text:p text:style-name="P95"/>
      <text:p text:style-name="P98">7. Explain what a condition is and where you would use one.</text:p>
      <text:p text:style-name="P95"/>
      <text:p text:style-name="P81">A condition is a criteria for something to execute. Use for flow control, ie “if X happens, do Y”</text:p>
      <text:p text:style-name="P81"/>
      <text:p text:style-name="P75">A condition is an expression used in a flow control statement that evaluates to a Boolean value.</text:p>
      <text:p text:style-name="P95"/>
      <text:p text:style-name="P98">8. Identify the three blocks in this code:</text:p>
      <text:p text:style-name="P95"/>
      <text:p text:style-name="P95">spam = 0</text:p>
      <text:p text:style-name="P95">if spam == 10:</text:p>
      <text:p text:style-name="P95"><text:s text:c="4"/>print('eggs')</text:p>
      <text:p text:style-name="P95"><text:s text:c="4"/>if spam &gt; 5:</text:p>
      <text:p text:style-name="P95"><text:s text:c="8"/>print('bacon')</text:p>
      <text:p text:style-name="P95"><text:s text:c="4"/>else:</text:p>
      <text:p text:style-name="P95"><text:s text:c="8"/>print('ham')</text:p>
      <text:p text:style-name="P95"><text:s text:c="4"/>print('spam')</text:p>
      <text:p text:style-name="P95">print('spam')</text:p>
      <text:p text:style-name="P95"/>
      <text:p text:style-name="P74">The three blocks are everything inside the if statement and the lines print('bacon') and print('ham').</text:p>
      <text:p text:style-name="P95"/>
      <text:p text:style-name="P98">9. Write code that prints Hello if 1 is stored in spam, prints Howdy if 2 is stored in spam, and prints Greetings! if anything else is stored in spam.</text:p>
      <text:p text:style-name="P95"/>
      <text:p text:style-name="P81"><text:soft-page-break/>If spam == 1:</text:p>
      <text:p text:style-name="P81"><text:tab/>print(‘Hello’)</text:p>
      <text:p text:style-name="P81">elif spam == 2:</text:p>
      <text:p text:style-name="P81"><text:tab/>print(‘Howdy’)</text:p>
      <text:p text:style-name="P81">else:</text:p>
      <text:p text:style-name="P81"><text:tab/>print’Greetings!’)</text:p>
      <text:p text:style-name="P95"/>
      <text:p text:style-name="P98">10. What can you press if your program is stuck in an infinite loop?</text:p>
      <text:p text:style-name="P95"/>
      <text:p text:style-name="P81">CTRL+C</text:p>
      <text:p text:style-name="P95"/>
      <text:p text:style-name="P98">11. What is the difference between break and continue?</text:p>
      <text:p text:style-name="P95"/>
      <text:p text:style-name="P81">Break exits the loop/condition completely, continue goes back to the beginning of the loop</text:p>
      <text:p text:style-name="P81"/>
      <text:p text:style-name="P75">The break statement will move the execution outside and just after a loop. The continue statement will move the execution to the start of the loop.</text:p>
      <text:p text:style-name="P95"/>
      <text:p text:style-name="P98">12. What is the difference between range(10), range(0, 10), and range(0, 10, 1) in a for loop?</text:p>
      <text:p text:style-name="P95"/>
      <text:p text:style-name="P81">Nothing, they all go from values 0-9 (do not include 10)</text:p>
      <text:p text:style-name="P95"/>
      <text:p text:style-name="P98">13. Write a short program that prints the numbers 1 to 10 using a for loop. Then write an equivalent program that prints the numbers 1 to 10 using a while loop.</text:p>
      <text:p text:style-name="P96"/>
      <text:p text:style-name="P81">For I in range(11)</text:p>
      <text:p text:style-name="P81"><text:tab/>print(i)</text:p>
      <text:p text:style-name="P95"/>
      <text:p text:style-name="P74">i = 1</text:p>
      <text:p text:style-name="P74">while i &lt;= 10:</text:p>
      <text:p text:style-name="P74"><text:s text:c="4"/>print(i)</text:p>
      <text:p text:style-name="P74"><text:s text:c="4"/>i = i + 1</text:p>
      <text:p text:style-name="P95"/>
      <text:p text:style-name="P98">14. If you had a function named bacon() inside a module named spam, how would you call it after importing spam?</text:p>
      <text:p text:style-name="P95"/>
      <text:p text:style-name="P81">Spam.bacon()</text:p>
      <text:p text:style-name="P95"/>
      <text:p text:style-name="P95">Extra credit: Look up the round() and abs() functions on the Internet, and find out what they do. Experiment with them in the interactive shell.</text:p>
      <text:p text:style-name="P95"/>
      <text:p text:style-name="P94">Chapter 3</text:p>
      <text:p text:style-name="P97"/>
      <text:p text:style-name="P99">1. Why are functions advantageous to have in your programs?</text:p>
      <text:p text:style-name="P97"/>
      <text:p text:style-name="P82">Organization and not having to copy+paste code that needs to be executed more than once</text:p>
      <text:p text:style-name="P97"/>
      <text:p text:style-name="P99">2. When does the code in a function execute: when the function is defined or when the function is called?</text:p>
      <text:p text:style-name="P82"><text:soft-page-break/>When the function is called</text:p>
      <text:p text:style-name="P97"/>
      <text:p text:style-name="P99">3. What statement creates a function?</text:p>
      <text:p text:style-name="P97"/>
      <text:p text:style-name="P82">def :</text:p>
      <text:p text:style-name="P97"/>
      <text:p text:style-name="P99">4. What is the difference between a function and a function call?</text:p>
      <text:p text:style-name="P97"/>
      <text:p text:style-name="P82">Functions are defined, but not actually executed until a function call</text:p>
      <text:p text:style-name="P97"/>
      <text:p text:style-name="P99">5. How many global scopes are there in a Python program? How many local scopes?</text:p>
      <text:p text:style-name="P97"/>
      <text:p text:style-name="P82">One global scope, each function has it’s own local scope</text:p>
      <text:p text:style-name="P97"/>
      <text:p text:style-name="P99">6. What happens to variables in a local scope when the function call returns?</text:p>
      <text:p text:style-name="P97"/>
      <text:p text:style-name="P82">They are destroyed</text:p>
      <text:p text:style-name="P97"/>
      <text:p text:style-name="P99">7. What is a return value? Can a return value be part of an expression?</text:p>
      <text:p text:style-name="P97"/>
      <text:p text:style-name="P82">A return value is what a function returns after it has completed execution</text:p>
      <text:p text:style-name="P97"/>
      <text:p text:style-name="P99">8. If a function does not have a return statement, what is the return value of a call to that function?</text:p>
      <text:p text:style-name="P97"/>
      <text:p text:style-name="P82">0</text:p>
      <text:p text:style-name="P97"/>
      <text:p text:style-name="P99">9. How can you force a variable in a function to refer to the global variable?</text:p>
      <text:p text:style-name="P97"/>
      <text:p text:style-name="P82">With the GLOBAL statement</text:p>
      <text:p text:style-name="P97"/>
      <text:p text:style-name="P99">10. What is the data type of None?</text:p>
      <text:p text:style-name="P97"/>
      <text:p text:style-name="P82">None is None<text:span text:style-name="T9">Type</text:span></text:p>
      <text:p text:style-name="P97"/>
      <text:p text:style-name="P99">11. What does the import areallyourpetsnamederic statement do?</text:p>
      <text:p text:style-name="P97"/>
      <text:p text:style-name="P82">Imports the module/library called areallyourpetsnamederic</text:p>
      <text:p text:style-name="P97"/>
      <text:p text:style-name="P99">12. If you had a function named bacon() in a module named spam, how would you call it after importing spam?</text:p>
      <text:p text:style-name="P97"/>
      <text:p text:style-name="P82">spam.bacon()</text:p>
      <text:p text:style-name="P97"/>
      <text:p text:style-name="P99">13. How can you prevent a program from crashing when it gets an error?</text:p>
      <text:p text:style-name="P97"/>
      <text:p text:style-name="P82">The try and except statements</text:p>
      <text:p text:style-name="P97"/>
      <text:p text:style-name="P99">14. What goes in the try clause? What goes in the except clause?</text:p>
      <text:p text:style-name="P97"><text:soft-page-break/></text:p>
      <text:p text:style-name="P82">The code that you want to execute goes in the try clause. The code that executes in case of an error goes in the except clause. </text:p>
      <text:p text:style-name="P82"/>
      <text:p text:style-name="P12">Chapter 4</text:p>
      <text:p text:style-name="P25"/>
      <text:p text:style-name="P51">1. What is []?</text:p>
      <text:p text:style-name="P25"/>
      <text:p text:style-name="P83">Blank string</text:p>
      <text:p text:style-name="P25"/>
      <text:p text:style-name="P51">2. How would you assign the value 'hello' as the third value in a list stored in a variable named spam? (Assume spam contains [2, 4, 6, 8, 10].)</text:p>
      <text:p text:style-name="P25"/>
      <text:p text:style-name="P83">spam[2] = ‘hello’</text:p>
      <text:p text:style-name="P25"/>
      <text:p text:style-name="P63">For the following three questions, let’s say spam contains the list ['a', 'b', 'c', 'd'].</text:p>
      <text:p text:style-name="P25"/>
      <text:p text:style-name="P51">3. What does spam[int(int('3' * 2) // 11)] evaluate to?</text:p>
      <text:p text:style-name="P25"/>
      <text:p text:style-name="P82">‘<text:span text:style-name="T8">c’</text:span></text:p>
      <text:p text:style-name="P82"/>
      <text:p text:style-name="P76">'d' (Note that '3' * 2 is the string '33', which is passed to int() before being divided by 11. This eventually evaluates to 3. Expressions can be used wherever values are used.)</text:p>
      <text:p text:style-name="P25"/>
      <text:p text:style-name="P51">4. What does spam[-1] evaluate to?</text:p>
      <text:p text:style-name="P25"/>
      <text:p text:style-name="P82">‘<text:span text:style-name="T8">d’</text:span></text:p>
      <text:p text:style-name="P25"/>
      <text:p text:style-name="P51">5. What does spam[:2] evaluate to?</text:p>
      <text:p text:style-name="P25"/>
      <text:p text:style-name="P82">‘<text:span text:style-name="T8">a’, ‘b’, ‘c’</text:span></text:p>
      <text:p text:style-name="P82"/>
      <text:p text:style-name="P76">['a', 'b'] <text:span text:style-name="T10">(the slice indexes 0-1, up to </text:span><text:span text:style-name="T12">but not including </text:span><text:span text:style-name="T10">2)</text:span></text:p>
      <text:p text:style-name="P63"/>
      <text:p text:style-name="P63">For the following three questions, let’s say bacon contains the list [3.14, 'cat', 11, 'cat', True].</text:p>
      <text:p text:style-name="P25"/>
      <text:p text:style-name="P51">6. What does bacon.index('cat') evaluate to?</text:p>
      <text:p text:style-name="P25"/>
      <text:p text:style-name="P83">1</text:p>
      <text:p text:style-name="P25"/>
      <text:p text:style-name="P51">7. What does bacon.append(99) make the list value in bacon look like?</text:p>
      <text:p text:style-name="P25"/>
      <text:p text:style-name="P89">[3.14, 'cat', 11, 'cat', True, <text:span text:style-name="T8">99</text:span>]</text:p>
      <text:p text:style-name="P25"/>
      <text:p text:style-name="P51">8. What does bacon.remove('cat') make the list value in bacon look like?</text:p>
      <text:p text:style-name="P25"/>
      <text:p text:style-name="P89">[3.14, 11, 'cat', True, <text:span text:style-name="T8">99</text:span>] <text:line-break/><text:span text:style-name="T10">Even though there are 2x ‘cat’ strings in the list, the remove() function removes the first one, ie the lowest index, in this case index 1</text:span></text:p>
      <text:p text:style-name="P25"><text:soft-page-break/></text:p>
      <text:p text:style-name="P51">9. What are the operators for list concatenation and list replication?</text:p>
      <text:p text:style-name="P25"/>
      <text:p text:style-name="P84">+ for concatenation</text:p>
      <text:p text:style-name="P84">* for replication</text:p>
      <text:p text:style-name="P25"/>
      <text:p text:style-name="P51">10. What is the difference between the append() and insert() list methods?</text:p>
      <text:p text:style-name="P25"/>
      <text:p text:style-name="P84">append() adds the value to the end of the list, insert() adds the value to the list at a specific index</text:p>
      <text:p text:style-name="P25"/>
      <text:p text:style-name="P51">11. What are two ways to remove values from a list?</text:p>
      <text:p text:style-name="P25"/>
      <text:p text:style-name="P80">Del() and remove<text:span text:style-name="T13"> </text:span><text:span text:style-name="T14">del statement and remove() list method</text:span></text:p>
      <text:p text:style-name="P85"/>
      <text:p text:style-name="P77">The del statement and the remove() list method are two ways to remove values from a list.</text:p>
      <text:p text:style-name="P25"/>
      <text:p text:style-name="P51">12. Name a few ways that list values are similar to string values.</text:p>
      <text:p text:style-name="P25"/>
      <text:p text:style-name="P85">Strings are technically lists of characters, they can be sliced and indexed in the same way</text:p>
      <text:p text:style-name="P85"/>
      <text:p text:style-name="P77">Both lists and strings can be passed to len(), have indexes and slices, be used in for loops, be concatenated or replicated, and be used with the in and not in operators.</text:p>
      <text:p text:style-name="P25"/>
      <text:p text:style-name="P51">13. What is the difference between lists and tuples?</text:p>
      <text:p text:style-name="P25"/>
      <text:p text:style-name="P85">Lists are writen with [], tuples are written with ()<text:line-break/>Lists are mutable, tuples are immutable</text:p>
      <text:p text:style-name="P25"/>
      <text:p text:style-name="P51">14. How do you type the tuple value that has just the integer value 42 in it?</text:p>
      <text:p text:style-name="P25"/>
      <text:p text:style-name="P85">(42, )</text:p>
      <text:p text:style-name="P25"/>
      <text:p text:style-name="P51">15. How can you get the tuple form of a list value? How can you get the list form of a tuple value?</text:p>
      <text:p text:style-name="P25"/>
      <text:p text:style-name="P85">list(tuple), <text:span text:style-name="T10">ie the list() function</text:span><text:line-break/>tuple(list), <text:span text:style-name="T10">ie the tuple() function</text:span></text:p>
      <text:p text:style-name="P25"/>
      <text:p text:style-name="P51">16. Variables that “contain” list values don’t actually contain lists directly. What do they contain instead?</text:p>
      <text:p text:style-name="P25"/>
      <text:p text:style-name="P85">References</text:p>
      <text:p text:style-name="P25"/>
      <text:p text:style-name="P51">17. What is the difference between copy.copy() and copy.deepcopy()?</text:p>
      <text:p text:style-name="P25"/>
      <text:p text:style-name="P65">copy.copy() literally copies the list, rather than copying the list reference.</text:p>
      <text:p text:style-name="P65">copy.deepcopy() does the same thing, but with lists of lists (aka nested lists (I think))</text:p>
      <text:p text:style-name="P25"/>
      <text:p text:style-name="P76">The copy.copy() function will do a shallow copy of a list, while the copy.deepcopy() function will do a deep copy of a list. That is, only copy.deepcopy() will duplicate any lists inside the list <text:span text:style-name="T10">(nested lists).</text:span></text:p>
      <text:p text:style-name="P25"><text:soft-page-break/></text:p>
      <text:p text:style-name="P12">Chapter 5</text:p>
      <text:p text:style-name="P25"/>
      <text:p text:style-name="P51">1. What does the code for an empty dictionary look like?</text:p>
      <text:p text:style-name="P25"/>
      <text:p text:style-name="P82">dict = {}</text:p>
      <text:p text:style-name="P25"/>
      <text:p text:style-name="P51">2. What does a dictionary value with a key 'foo' and a value 42 look like?</text:p>
      <text:p text:style-name="P25"/>
      <text:p text:style-name="P86">dict = {‘foo’: 42}</text:p>
      <text:p text:style-name="P25"/>
      <text:p text:style-name="P51">3. What is the main difference between a dictionary and a list?</text:p>
      <text:p text:style-name="P25"/>
      <text:p text:style-name="P86">Lists are ordered, dictionaries are unordered. Lists have single values in each index, dictionaries have key:value pairs.</text:p>
      <text:p text:style-name="P25"/>
      <text:p text:style-name="P51">4. What happens if you try to access spam['foo'] if spam is {'bar': 100}?</text:p>
      <text:p text:style-name="P25"/>
      <text:p text:style-name="P90"><text:span text:style-name="T2">You’ll get an error </text:span><text:span text:style-name="T4">(KeyError)</text:span><text:span text:style-name="T2"> because the key doesn’t exist within the dictionary </text:span></text:p>
      <text:p text:style-name="P25"/>
      <text:p text:style-name="P51">5. If a dictionary is stored in spam, what is the difference between the expressions 'cat' in spam and 'cat' in spam.keys()?</text:p>
      <text:p text:style-name="P25"/>
      <text:p text:style-name="P86">Nothing, either expression will search the spam dictionary for the ‘cat’ key. To search values, spam.values() needs to be used</text:p>
      <text:p text:style-name="P25"/>
      <text:p text:style-name="P51">6. If a dictionary is stored in spam, what is the difference between the expressions 'cat' in spam and 'cat' in spam.values()?</text:p>
      <text:p text:style-name="P25"/>
      <text:p text:style-name="P91"><text:span text:style-name="T2">‘</text:span><text:span text:style-name="T3">cat’ in spam searches the dictionary’s keys, whereas spam.values() searches the values</text:span></text:p>
      <text:p text:style-name="P25"/>
      <text:p text:style-name="P51">7. What is a shortcut for the following code?</text:p>
      <text:p text:style-name="P25"/>
      <text:p text:style-name="P25">if 'color' not in spam:</text:p>
      <text:p text:style-name="P25"><text:s text:c="4"/>spam['color'] = 'black'</text:p>
      <text:p text:style-name="P25"/>
      <text:p text:style-name="P86">spam.setdefault(‘color’, ‘black’)</text:p>
      <text:p text:style-name="P25"/>
      <text:p text:style-name="P51">8. What module and function can be used to “pretty print” dictionary values?</text:p>
      <text:p text:style-name="P25"/>
      <text:p text:style-name="P86">pprint.pprint(), as well as pprint.pformat() if needed</text:p>
      <text:p text:style-name="P86"/>
      <text:p text:style-name="P13">Chapter 6</text:p>
      <text:p text:style-name="P26"/>
      <text:p text:style-name="P52">1. What are escape characters?</text:p>
      <text:p text:style-name="P26"/>
      <text:p text:style-name="P87">Characters that allow you to type otherwise impossible-to-type characters because they’re normally used for a specific function in python </text:p>
      <text:p text:style-name="P87"/>
      <text:p text:style-name="P78"><text:soft-page-break/>Escape characters represent characters in string values that would otherwise be difficult or impossible to type into code.</text:p>
      <text:p text:style-name="P26"/>
      <text:p text:style-name="P52">2. What do the \n and \t escape characters represent?</text:p>
      <text:p text:style-name="P26"/>
      <text:p text:style-name="P87">\n is the new line escape character, and \t is the tab escape character</text:p>
      <text:p text:style-name="P26"/>
      <text:p text:style-name="P52">3. How can you put a \ backslash character in a string?</text:p>
      <text:p text:style-name="P26"/>
      <text:p text:style-name="P87">With the \\ escape character</text:p>
      <text:p text:style-name="P26"/>
      <text:p text:style-name="P52">4. The string value "Howl's Moving Castle" is a valid string. Why isn’t it a problem that the single quote character in the word Howl's isn’t escaped?</text:p>
      <text:p text:style-name="P26"/>
      <text:p text:style-name="P87">Because the string is in double-quotes, so Python can differentiate between the single and double-quotes</text:p>
      <text:p text:style-name="P26"/>
      <text:p text:style-name="P52">5. If you don’t want to put \n in your string, how can you write a string with newlines in it?</text:p>
      <text:p text:style-name="P26"/>
      <text:p text:style-name="P87">Multi-line strings</text:p>
      <text:p text:style-name="P26"/>
      <text:p text:style-name="P52">6. What do the following expressions evaluate to?</text:p>
      <text:p text:style-name="P26"/>
      <text:p text:style-name="P26">'Hello world!'[1] <text:span text:style-name="T5">‘</text:span><text:span text:style-name="T7">e’</text:span></text:p>
      <text:p text:style-name="P26"/>
      <text:p text:style-name="P26">'Hello world!'[0:5] <text:span text:style-name="T5">‘</text:span><text:span text:style-name="T7">Hello’</text:span></text:p>
      <text:p text:style-name="P26"/>
      <text:p text:style-name="P27">'Hello world!'[:5] <text:span text:style-name="T5">‘</text:span><text:span text:style-name="T7">Hello’</text:span></text:p>
      <text:p text:style-name="P26"/>
      <text:p text:style-name="P26">'Hello world!'[3:] <text:span text:style-name="T5">‘</text:span><text:span text:style-name="T7">lo world!’</text:span></text:p>
      <text:p text:style-name="P26"/>
      <text:p text:style-name="P26"/>
      <text:p text:style-name="P52">7. What do the following expressions evaluate to?</text:p>
      <text:p text:style-name="P26"/>
      <text:p text:style-name="P26">'Hello'.upper() <text:span text:style-name="T5">‘</text:span><text:span text:style-name="T7">HELLO’</text:span></text:p>
      <text:p text:style-name="P26"/>
      <text:p text:style-name="P26">'Hello'.upper().isupper() <text:span text:style-name="T7">True</text:span></text:p>
      <text:p text:style-name="P26"/>
      <text:p text:style-name="P26">'Hello'.upper().lower() <text:span text:style-name="T5">‘</text:span><text:span text:style-name="T7">hello’</text:span></text:p>
      <text:p text:style-name="P26"/>
      <text:p text:style-name="P26"/>
      <text:p text:style-name="P52">8. What do the following expressions evaluate to?</text:p>
      <text:p text:style-name="P26"/>
      <text:p text:style-name="P26">'Remember, remember, the fifth of November.'.split()</text:p>
      <text:p text:style-name="P26"/>
      <text:p text:style-name="P87">[‘Remember’, ‘remember’, ‘the’, ‘fifth’, ‘of’, ‘November.’]</text:p>
      <text:p text:style-name="P26"/>
      <text:p text:style-name="P26">'-'.join('There can be only one.'.split())</text:p>
      <text:p text:style-name="P26"/>
      <text:p text:style-name="P88"><text:soft-page-break/>‘<text:span text:style-name="T15">There-can-only-be-one’</text:span></text:p>
      <text:p text:style-name="P26"/>
      <text:p text:style-name="P52">9. What string methods can you use to right-justify, left-justify, and center a string?</text:p>
      <text:p text:style-name="P26"/>
      <text:p text:style-name="P87">rjust(), ljust(), and center()</text:p>
      <text:p text:style-name="P26"/>
      <text:p text:style-name="P52">10. How can you trim whitespace characters from the beginning or end of a string?</text:p>
      <text:p text:style-name="P87"/>
      <text:p text:style-name="P87">lstrip(), and rstrip()</text:p>
      <text:p text:style-name="P87"/>
      <text:p text:style-name="P14">Chapter 7</text:p>
      <text:p text:style-name="P28"/>
      <text:p text:style-name="P53">1. What is the function that creates Regex objects?</text:p>
      <text:p text:style-name="P66">re.compile()</text:p>
      <text:p text:style-name="P28"/>
      <text:p text:style-name="P53">2. Why are raw strings often used when creating Regex objects?</text:p>
      <text:p text:style-name="P67">So that <text:span text:style-name="T17">blackslashes don’t have to be escaped</text:span></text:p>
      <text:p text:style-name="P28"/>
      <text:p text:style-name="P53">3. What does the search() method return?</text:p>
      <text:p text:style-name="P67">A Match Object</text:p>
      <text:p text:style-name="P28"/>
      <text:p text:style-name="P53">4. How do you get the actual strings that match the pattern from a Match object?</text:p>
      <text:p text:style-name="P67">Assign match object to a variable (such as mo), then print(mo.group())</text:p>
      <text:p text:style-name="P28"/>
      <text:p text:style-name="P53">5. In the regex created from r'(\d\d\d)-(\d\d\d-\d\d\d\d)', what does group 0 cover? Group 1? Group 2?</text:p>
      <text:p text:style-name="P67">Group 0 covers the regex in it’s entirety, Group 1 covers <text:s/>the Area Code, Group 2 covers the remaining digits</text:p>
      <text:p text:style-name="P28"/>
      <text:p text:style-name="P53">6. Parentheses and periods have specific meanings in regular expression syntax. How would you specify that you want a regex to match actual parentheses and period characters?</text:p>
      <text:p text:style-name="P68">You have to escape them with a \</text:p>
      <text:p text:style-name="P28"/>
      <text:p text:style-name="P53">7. The findall() method returns a list of strings or a list of tuples of strings. What makes it return one or the other?</text:p>
      <text:p text:style-name="P68">If the regex that findall() is called on does not have any groups, it returns a list of strings. If there are groups in the regex, it returns a list of tuples of strings.</text:p>
      <text:p text:style-name="P28"/>
      <text:p text:style-name="P53">8. What does the | character signify in regular expressions?</text:p>
      <text:p text:style-name="P68">Pipe character represents logical OR</text:p>
      <text:p text:style-name="P28"/>
      <text:p text:style-name="P53">9. What two things does the ? character signify in regular expressions?</text:p>
      <text:p text:style-name="P68">It can have 2 meanings: “0 or 1 times” or non-greedy matching, depends on the usage</text:p>
      <text:p text:style-name="P28"/>
      <text:p text:style-name="P53">10. What is the difference between the + and * characters in regular expressions?</text:p>
      <text:p text:style-name="P68">+ means “1 or more times” and * means “0 or more times”</text:p>
      <text:p text:style-name="P28"/>
      <text:p text:style-name="P53">11. What is the difference between {3} and {3,5} in regular expressions?</text:p>
      <text:p text:style-name="P68"><text:soft-page-break/>{3} matches exactly three times (ie \d\d\d), {3,5} matches 3, 4, or 5 times (ie \d\d\d, \d\d\d\d, \d\d\d\d\d)</text:p>
      <text:p text:style-name="P28"/>
      <text:p text:style-name="P53">12. What do the \d, \w, and \s shorthand character classes signify in regular expressions?</text:p>
      <text:p text:style-name="P68">\d is numerical “digit” (ie 0-9), \w is <text:span text:style-name="T16">any letter, digit, or underscore (“word”), \s is a space</text:span></text:p>
      <text:p text:style-name="P28"/>
      <text:p text:style-name="P53">13. What do the \D, \W, and \S shorthand character classes signify in regular expressions?</text:p>
      <text:p text:style-name="P69">\D is NOT a numerical digit, \W is NOT a “word” (see previous answer), \S is NOT a space</text:p>
      <text:p text:style-name="P28"/>
      <text:p text:style-name="P53">14. How do you make a regular expression case-insensitive?</text:p>
      <text:p text:style-name="P69">With the re.IGNORECASE or re.I methods</text:p>
      <text:p text:style-name="P28"/>
      <text:p text:style-name="P53">15. What does the . character normally match? What does it match if re.DOTALL is passed as the second argument to re.compile()?</text:p>
      <text:p text:style-name="P69">By default, (dot) matches every character except a newline (\n). If re.DOTALL is passed, it will also match newlines</text:p>
      <text:p text:style-name="P28"/>
      <text:p text:style-name="P53">16. What is the difference between these two: .* and .*?</text:p>
      <text:p text:style-name="P69">dot = any character except newline </text:p>
      <text:p text:style-name="P69">star = repeat 0 or more times</text:p>
      <text:p text:style-name="P69">dot-star = greedy match anything </text:p>
      <text:p text:style-name="P69">dot-star-question = non-greedy match anything</text:p>
      <text:p text:style-name="P28"/>
      <text:p text:style-name="P53">17. What is the character class syntax to match all numbers and lowercase letters?</text:p>
      <text:p text:style-name="P69">[0-9a-z]</text:p>
      <text:p text:style-name="P28"/>
      <text:p text:style-name="P28">1<text:span text:style-name="T11">8. If numRegex = re.compile(r'\d+'), what will numRegex.sub('X', '12 drummers, 11 pipers, five rings, 3 hens') return?</text:span></text:p>
      <text:p text:style-name="P69">X drummers, X pipers, five rings, X hens</text:p>
      <text:p text:style-name="P28"/>
      <text:p text:style-name="P53">19. What does passing re.VERBOSE as the second argument to re.compile() allow you to do?</text:p>
      <text:p text:style-name="P69">Allows you to put the regex across multiple lines for better readability and organization</text:p>
      <text:p text:style-name="P28"/>
      <text:p text:style-name="P53">20. How would you write a regex that matches a number with commas for every three digits? It must match the following:</text:p>
      <text:p text:style-name="P28"/>
      <text:p text:style-name="P28">'42'</text:p>
      <text:p text:style-name="P28"/>
      <text:p text:style-name="P28">'1,234'</text:p>
      <text:p text:style-name="P28"/>
      <text:p text:style-name="P28">'6,368,745'</text:p>
      <text:p text:style-name="P28"/>
      <text:p text:style-name="P28">but not the following:</text:p>
      <text:p text:style-name="P28"/>
      <text:p text:style-name="P28">'12,34,567' (which has only two digits between the commas)</text:p>
      <text:p text:style-name="P28"/>
      <text:p text:style-name="P28">'1234' (which lacks commas)</text:p>
      <text:p text:style-name="P28"/>
      <text:p text:style-name="P70">threeCommasRegex = re.compile(r’(\d{,3},)+’) </text:p>
      <text:p text:style-name="P29"><text:soft-page-break/></text:p>
      <text:p text:style-name="P79">re.compile(r'^\d{1,3}(,\d{3})*$') will create this regex, but other regex strings can produce a similar regular expression.</text:p>
      <text:p text:style-name="P29"/>
      <text:p text:style-name="P28"/>
      <text:p text:style-name="P53">21. How would you write a regex that matches the full name of someone whose last name is Nakamoto? You can assume that the first name that comes before it will always be one word that begins with a capital letter. The regex must match the following:</text:p>
      <text:p text:style-name="P28"/>
      <text:p text:style-name="P28">'Satoshi Nakamoto'</text:p>
      <text:p text:style-name="P28"/>
      <text:p text:style-name="P28">'Alice Nakamoto'</text:p>
      <text:p text:style-name="P28"/>
      <text:p text:style-name="P28">'Robocop Nakamoto'</text:p>
      <text:p text:style-name="P28"/>
      <text:p text:style-name="P28">but not the following:</text:p>
      <text:p text:style-name="P28"/>
      <text:p text:style-name="P28">'satoshi Nakamoto' (where the first name is not capitalized)</text:p>
      <text:p text:style-name="P28"/>
      <text:p text:style-name="P28">'Mr. Nakamoto' (where the preceding word has a nonletter character)</text:p>
      <text:p text:style-name="P28"/>
      <text:p text:style-name="P28">'Nakamoto' (which has no first name)</text:p>
      <text:p text:style-name="P28"/>
      <text:p text:style-name="P28">'Satoshi nakamoto' (where Nakamoto is not capitalized)</text:p>
      <text:p text:style-name="P28"/>
      <text:p text:style-name="P71">re.compile(r’^[A-Z][a-z]*\sNakamoto’)</text:p>
      <text:p text:style-name="P28"/>
      <text:p text:style-name="P53">22. How would you write a regex that matches a sentence where the first word is either Alice, Bob, or Carol; the second word is either eats, pets, or throws; the third word is apples, cats, or baseballs; and the sentence ends with a period? This regex should be case-insensitive. It must match the following:</text:p>
      <text:p text:style-name="P28"/>
      <text:p text:style-name="P28">'Alice eats apples.'</text:p>
      <text:p text:style-name="P28"/>
      <text:p text:style-name="P28">'Bob pets cats.'</text:p>
      <text:p text:style-name="P28"/>
      <text:p text:style-name="P28">'Carol throws baseballs.'</text:p>
      <text:p text:style-name="P28"/>
      <text:p text:style-name="P28">'Alice throws Apples.'</text:p>
      <text:p text:style-name="P28"/>
      <text:p text:style-name="P28">'BOB EATS CATS.'</text:p>
      <text:p text:style-name="P28"/>
      <text:p text:style-name="P28">but not the following:</text:p>
      <text:p text:style-name="P28"/>
      <text:p text:style-name="P28">'Robocop eats apples.'</text:p>
      <text:p text:style-name="P28"/>
      <text:p text:style-name="P28">'ALICE THROWS FOOTBALLS.'</text:p>
      <text:p text:style-name="P28"/>
      <text:p text:style-name="P28">'Carol eats 7 cats.'</text:p>
      <text:p text:style-name="P28"><text:soft-page-break/></text:p>
      <text:p text:style-name="P72">re.compile(r’(Alice|Bob|Carol<text:span text:style-name="T17">)\s</text:span>(eats|pets|throws)<text:span text:style-name="T17">\s</text:span>(apples|cats|baseballs)\.’, re.IGNORECASE)</text:p>
      <text:p text:style-name="P72"/>
      <text:p text:style-name="P72"/>
      <text:p text:style-name="P15">Chapter 8</text:p>
      <text:p text:style-name="P30"/>
      <text:p text:style-name="P54">1. What is a relative path relative to?</text:p>
      <text:p text:style-name="P73">The current working directory</text:p>
      <text:p text:style-name="P30"/>
      <text:p text:style-name="P54">2. What does an absolute path start with?</text:p>
      <text:p text:style-name="P73">The root of the filesystem</text:p>
      <text:p text:style-name="P73"/>
      <text:p text:style-name="P73">On Windows, it’s usually C:\ (or other drive letter)</text:p>
      <text:p text:style-name="P73">On *nix, it’s /</text:p>
      <text:p text:style-name="P30"/>
      <text:p text:style-name="P54">3. What do the os.getcwd() and os.chdir() functions do?</text:p>
      <text:p text:style-name="P73">Prints the current working directory of the program</text:p>
      <text:p text:style-name="P73">changes the current working directory of the program</text:p>
      <text:p text:style-name="P30"/>
      <text:p text:style-name="P54">4. What are the . and .. folders?</text:p>
      <text:p text:style-name="P73">. is the current folder</text:p>
      <text:p text:style-name="P73">.. is the parent folder</text:p>
      <text:p text:style-name="P30"/>
      <text:p text:style-name="P54">5. In C:\bacon\eggs\spam.txt, which part is the dir name, and which part is the base name?</text:p>
      <text:p text:style-name="P73">Dir name:</text:p>
      <text:p text:style-name="P73">C:\bacon\eggs\</text:p>
      <text:p text:style-name="P73"/>
      <text:p text:style-name="P73">base name:</text:p>
      <text:p text:style-name="P73">spam.txt</text:p>
      <text:p text:style-name="P30"/>
      <text:p text:style-name="P54">6. What are the three “mode” arguments that can be passed to the open() function?</text:p>
      <text:p text:style-name="P73">‘r’ is read mode (used by default if no argument is used), ‘w’ is write mode (creates or overwrites the file), or ‘a’ for append mode (edits the existing file)</text:p>
      <text:p text:style-name="P30"/>
      <text:p text:style-name="P54">7. What happens if an existing file is opened in write mode?</text:p>
      <text:p text:style-name="P73">The file is overwritten as a blank file, and new content will be added to the file if the .write() method is used</text:p>
      <text:p text:style-name="P30"/>
      <text:p text:style-name="P54">8. What is the difference between the read() and readlines() methods?</text:p>
      <text:p text:style-name="P73">Read() returns the entire file contents in a string, readlines() returns the file contents as a list of strings. Each line of the text file is an item in the list (I think)</text:p>
      <text:p text:style-name="P30"/>
      <text:p text:style-name="P54">9. What data structure does a shelf value resemble?</text:p>
      <text:p text:style-name="P73">A dictionary</text:p>
      <text:p text:style-name="P73"/>
      <text:p text:style-name="P16">Chapter 9</text:p>
      <text:p text:style-name="P31"/>
      <text:p text:style-name="P55">1. What is the difference between shutil.copy() and shutil.copytree()?</text:p>
      <text:p text:style-name="P31"/>
      <text:p text:style-name="P31"><text:soft-page-break/>The shutil.copy() function will copy a single file, while shutil.copytree() will copy an entire folder, along with all its contents.</text:p>
      <text:p text:style-name="P31"/>
      <text:p text:style-name="P31"/>
      <text:p text:style-name="P55">2. What function is used to rename files?</text:p>
      <text:p text:style-name="P31">The shutil.move() function is used for renaming files, as well as moving them.</text:p>
      <text:p text:style-name="P31"/>
      <text:p text:style-name="P55">3. What is the difference between the delete functions in the send2trash and shutil modules?</text:p>
      <text:p text:style-name="P31"/>
      <text:p text:style-name="P31">The send2trash functions will move a file or folder to the recycle bin, while shutil functions will permanently delete files and folders.</text:p>
      <text:p text:style-name="P31"/>
      <text:p text:style-name="P31"/>
      <text:p text:style-name="P55">4. ZipFile objects have a close() method just like File objects’ close() method. What ZipFile method is equivalent to File objects’ open() method?</text:p>
      <text:p text:style-name="P31"/>
      <text:p text:style-name="P31">The zipfile.ZipFile() function is equivalent to the open() function; the first argument is the filename, and the second argument is the mode to open the ZIP file in (read, write, or append).</text:p>
      <text:p text:style-name="P31"/>
      <text:p text:style-name="P17"/>
      <text:p text:style-name="P17">Chapter 10</text:p>
      <text:p text:style-name="P32"/>
      <text:p text:style-name="P56">1. Write an assert statement that triggers an AssertionError if the variable spam is an integer less than 10.</text:p>
      <text:p text:style-name="P32"/>
      <text:p text:style-name="P32">assert spam &gt;= 10, 'The spam variable is less than 10.'</text:p>
      <text:p text:style-name="P32"><text:s/></text:p>
      <text:p text:style-name="P32"/>
      <text:p text:style-name="P56">2. Write an assert statement that triggers an AssertionError if the variables eggs and bacon contain strings that are the same as each other, even if their cases are different (that is, 'hello' and 'hello' are considered the same, and 'goodbye' and 'GOODbye' are also considered the same).</text:p>
      <text:p text:style-name="P32"/>
      <text:p text:style-name="P32">assert eggs.lower() != bacon.lower(), 'The eggs and bacon variables are the same!' or assert eggs.upper() != bacon.upper(), 'The eggs and bacon variables are the same!'</text:p>
      <text:p text:style-name="P32"/>
      <text:p text:style-name="P56">3. Write an assert statement that always triggers an AssertionError.</text:p>
      <text:p text:style-name="P32"/>
      <text:p text:style-name="P32"><text:s/>assert False, 'This assertion always triggers.'</text:p>
      <text:p text:style-name="P32"/>
      <text:p text:style-name="P56">4. What are the two lines that your program must have in order to be able to call logging.debug()?</text:p>
      <text:p text:style-name="P32"/>
      <text:p text:style-name="P32"><text:s/>To be able to call logging.debug(), you must have these two lines at the start of your program:</text:p>
      <text:p text:style-name="P32"/>
      <text:p text:style-name="P32">import logging</text:p>
      <text:p text:style-name="P32">logging.basicConfig(level=logging.DEBUG, format=' %(asctime)s -</text:p>
      <text:p text:style-name="P32">%(levelname)s - <text:s/>%(message)s')</text:p>
      <text:p text:style-name="P32"/>
      <text:p text:style-name="P56"><text:soft-page-break/>5. What are the two lines that your program must have in order to have logging.debug() send a logging message to a file named programLog.txt?</text:p>
      <text:p text:style-name="P32"/>
      <text:p text:style-name="P32"><text:s/>To be able to send logging messages to a file named programLog.txt with logging.debug(), you must have these two lines at the start of your program:</text:p>
      <text:p text:style-name="P32"/>
      <text:p text:style-name="P32"/>
      <text:p text:style-name="P32">import logging</text:p>
      <text:p text:style-name="P32">&gt;&gt;&gt; logging.basicConfig(filename='programLog.txt', level=logging.DEBUG,</text:p>
      <text:p text:style-name="P32">format=' %(asctime)s - <text:s/>%(levelname)s - <text:s/>%(message)s')</text:p>
      <text:p text:style-name="P32"/>
      <text:p text:style-name="P56">6. What are the five logging levels?</text:p>
      <text:p text:style-name="P32"/>
      <text:p text:style-name="P32">DEBUG, INFO, WARNING, ERROR, and CRITICAL </text:p>
      <text:p text:style-name="P32"/>
      <text:p text:style-name="P56">7. What line of code can you add to disable all logging messages in your program?</text:p>
      <text:p text:style-name="P32"/>
      <text:p text:style-name="P32"><text:s/>logging.disable(logging.CRITICAL)</text:p>
      <text:p text:style-name="P32"/>
      <text:p text:style-name="P56">8. Why is using logging messages better than using print() to display the same message?</text:p>
      <text:p text:style-name="P32"/>
      <text:p text:style-name="P32">You can disable logging messages without removing the logging function calls. You can selectively disable lower-level logging messages. You can create logging messages. Logging messages provides a timestamp.</text:p>
      <text:p text:style-name="P32"/>
      <text:p text:style-name="P56">9. What are the differences between the Step, Over, and Out buttons in the Debug Control window?</text:p>
      <text:p text:style-name="P32"/>
      <text:p text:style-name="P32">The Step button will move the debugger into a function call. The Over button will quickly execute the function call without stepping into it. The Out button will quickly execute the rest of the code until it steps out of the function it currently is in.</text:p>
      <text:p text:style-name="P32"/>
      <text:p text:style-name="P56">10. After you click Go in the Debug Control window, when will the debugger stop?</text:p>
      <text:p text:style-name="P32"/>
      <text:p text:style-name="P32">After you click Go, the debugger will stop when it has reached the end of the program or a line with a breakpoint.</text:p>
      <text:p text:style-name="P32"/>
      <text:p text:style-name="P56">11. What is a breakpoint?</text:p>
      <text:p text:style-name="P32"/>
      <text:p text:style-name="P32">A breakpoint is a setting on a line of code that causes the debugger to pause when the program execution reaches the line.</text:p>
      <text:p text:style-name="P32"/>
      <text:p text:style-name="P56">12. How do you set a breakpoint on a line of code in IDLE?</text:p>
      <text:p text:style-name="P32"/>
      <text:p text:style-name="P32">To set a breakpoint in IDLE, right-click the line and select Set Breakpoint from the context menu.</text:p>
      <text:p text:style-name="P32"/>
      <text:p text:style-name="P17">Chapter 11</text:p>
      <text:p text:style-name="P17"/>
      <text:p text:style-name="P56"><text:soft-page-break/>1. Briefly describe the differences between the webbrowser, requests, BeautifulSoup, and selenium modules.</text:p>
      <text:p text:style-name="P32"/>
      <text:p text:style-name="P33">Webbrowser basically just opens a web page and that’s it. <text:span text:style-name="T18">Requests downloads the webpage and creates a Response object, res.text() to get the actual HTML text. BeautifulSoup parses HTML, either from local HTML file or from a Response object (res.text). Selenium programatically controls a GUI web browser.</text:span></text:p>
      <text:p text:style-name="P32"/>
      <text:p text:style-name="P32"/>
      <text:p text:style-name="P56">2. What type of object is returned by requests.get()? How can you access the downloaded content as a string value?</text:p>
      <text:p text:style-name="P32"/>
      <text:p text:style-name="P34">Response object, access by .text() method</text:p>
      <text:p text:style-name="P32"/>
      <text:p text:style-name="P56">3. What Requests method checks that the download worked?</text:p>
      <text:p text:style-name="P32"/>
      <text:p text:style-name="P32">.<text:span text:style-name="T18">raise_for_status()</text:span></text:p>
      <text:p text:style-name="P32"/>
      <text:p text:style-name="P56">4. How can you get the HTTP status code of a Requests response?</text:p>
      <text:p text:style-name="P32"/>
      <text:p text:style-name="P32">.<text:span text:style-name="T19">status_code</text:span></text:p>
      <text:p text:style-name="P32"/>
      <text:p text:style-name="P56">5. How do you save a Requests response to a file?</text:p>
      <text:p text:style-name="P32"/>
      <text:p text:style-name="P35">Create a for loop to iterate chunks in write binary mode with .iter_content method. Example:<text:line-break/><text:line-break/>for chunk in res.iter_content(100000):</text:p>
      <text:p text:style-name="P35"><text:s text:c="8"/>playFile.write(chunk)</text:p>
      <text:p text:style-name="P32"/>
      <text:p text:style-name="P56">6. What is the keyboard shortcut for opening a browser’s developer tools?</text:p>
      <text:p text:style-name="P32"/>
      <text:p text:style-name="P35">Depends on the browser. Chrome is F12. F12 also seems to work for Firefox but I think the book listed a different shortcut.</text:p>
      <text:p text:style-name="P32"/>
      <text:p text:style-name="P56">7. How can you view (in the developer tools) the HTML of a specific element on a web page?</text:p>
      <text:p text:style-name="P32"/>
      <text:p text:style-name="P35">Right Click&gt;Inspect</text:p>
      <text:p text:style-name="P32"/>
      <text:p text:style-name="P56">8. What is the CSS selector string that would find the element with an id attribute of main?</text:p>
      <text:p text:style-name="P32"/>
      <text:p text:style-name="P35">#main</text:p>
      <text:p text:style-name="P32"/>
      <text:p text:style-name="P56">9. What is the CSS selector string that would find the elements with a CSS class of highlight?</text:p>
      <text:p text:style-name="P32"/>
      <text:p text:style-name="P32">.<text:span text:style-name="T19">highlight</text:span></text:p>
      <text:p text:style-name="P32"/>
      <text:p text:style-name="P56">10. What is the CSS selector string that would find all the &lt;div&gt; elements inside another &lt;div&gt; element?</text:p>
      <text:p text:style-name="P32"/>
      <text:p text:style-name="P35"><text:soft-page-break/>‘div div’</text:p>
      <text:p text:style-name="P32"/>
      <text:p text:style-name="P32"/>
      <text:p text:style-name="P56">11. What is the CSS selector string that would find the &lt;button&gt; element with a value attribute set to favorite?</text:p>
      <text:p text:style-name="P56"/>
      <text:p text:style-name="P100"><text:span text:style-name="T21">input[b</text:span><text:span text:style-name="T20">utton</text:span><text:span text:style-name="T21">="f</text:span><text:span text:style-name="T20">avorite</text:span><text:span text:style-name="T21">"]</text:span></text:p>
      <text:p text:style-name="P56"/>
      <text:p text:style-name="P56">12. Say you have a Beautiful Soup Tag object stored in the variable spam for the element &lt;div&gt;Hello world!&lt;/div&gt;. How could you get a string 'Hello world!' from the Tag object?</text:p>
      <text:p text:style-name="P32"/>
      <text:p text:style-name="P36">spam[0].getText()</text:p>
      <text:p text:style-name="P32"/>
      <text:p text:style-name="P56">13. How would you store all the attributes of a Beautiful Soup Tag object in a variable named linkElem?</text:p>
      <text:p text:style-name="P32"/>
      <text:p text:style-name="P36">LinkElem = tag.attrs</text:p>
      <text:p text:style-name="P32"/>
      <text:p text:style-name="P56">14. Running import selenium doesn’t work. How do you properly import the selenium module?</text:p>
      <text:p text:style-name="P32"/>
      <text:p text:style-name="P36">From selenium import webbrowser</text:p>
      <text:p text:style-name="P32"/>
      <text:p text:style-name="P56">15. What’s the difference between the find_element_* and find_elements_* methods?</text:p>
      <text:p text:style-name="P32"/>
      <text:p text:style-name="P36">find_element only finds the first matching result, find_elements find all matches</text:p>
      <text:p text:style-name="P32"/>
      <text:p text:style-name="P56">16. What methods do Selenium’s WebElement objects have for simulating mouse clicks and keyboard keys?</text:p>
      <text:p text:style-name="P32"/>
      <text:p text:style-name="P32"><text:span text:style-name="T22">f</text:span>rom selenium.webdriver.common.keys import Keys</text:p>
      <text:p text:style-name="P32"/>
      <text:p text:style-name="P32">Keys.DOWN, Keys.UP, Keys.LEFT, Keys.RIGHT</text:p>
      <text:p text:style-name="P32"/>
      <text:p text:style-name="P32">The keyboard arrow keys</text:p>
      <text:p text:style-name="P32"/>
      <text:p text:style-name="P32">Keys.ENTER, Keys.RETURN</text:p>
      <text:p text:style-name="P32"/>
      <text:p text:style-name="P32">The ENTER and RETURN keys</text:p>
      <text:p text:style-name="P32"/>
      <text:p text:style-name="P32">Keys.HOME, Keys.END, Keys.PAGE_DOWN, Keys.PAGE_UP</text:p>
      <text:p text:style-name="P32"/>
      <text:p text:style-name="P32">The home, end, pagedown, and pageup keys</text:p>
      <text:p text:style-name="P32"/>
      <text:p text:style-name="P32">Keys.ESCAPE, Keys.BACK_SPACE, Keys.DELETE</text:p>
      <text:p text:style-name="P32"/>
      <text:p text:style-name="P32">The ESC, BACKSPACE, and DELETE keys</text:p>
      <text:p text:style-name="P32"/>
      <text:p text:style-name="P32">Keys.F1, Keys.F2,..., Keys.F12</text:p>
      <text:p text:style-name="P32"/>
      <text:p text:style-name="P32"><text:soft-page-break/>The F1 to F12 keys at the top of the keyboard</text:p>
      <text:p text:style-name="P32"/>
      <text:p text:style-name="P32">Keys.TAB</text:p>
      <text:p text:style-name="P32"/>
      <text:p text:style-name="P32">The TAB key</text:p>
      <text:p text:style-name="P32"/>
      <text:p text:style-name="P56">17. You could call send_keys(Keys.ENTER) on the Submit button’s WebElement object, but what is an easier way to submit a form with Selenium?</text:p>
      <text:p text:style-name="P32"/>
      <text:p text:style-name="P32">.<text:span text:style-name="T22">send_keys</text:span></text:p>
      <text:p text:style-name="P32"/>
      <text:p text:style-name="P56">18. How can you simulate clicking a browser’s Forward, Back, and Refresh buttons with Selenium?</text:p>
      <text:p text:style-name="P56"/>
      <text:p text:style-name="P32">browser.back(). Clicks the Back button.</text:p>
      <text:p text:style-name="P32"/>
      <text:p text:style-name="P32">browser.forward(). Clicks the Forward button.</text:p>
      <text:p text:style-name="P32"/>
      <text:p text:style-name="P32">browser.refresh(). Clicks the Refresh/Reload button.</text:p>
      <text:p text:style-name="P32"/>
      <text:p text:style-name="P32">browser.quit(). Clicks the Close Window button.</text:p>
      <text:p text:style-name="P32"/>
      <text:p text:style-name="P18">Chapter 12</text:p>
      <text:p text:style-name="P37"/>
      <text:p text:style-name="Text_20_body"><text:span text:style-name="T32">1. What does the </text:span><text:span text:style-name="Source_20_Text"><text:span text:style-name="T32">openpyxl.load_workbook()</text:span></text:span><text:span text:style-name="T32"> function return?</text:span></text:p>
      <text:p text:style-name="P5">A workbook object</text:p>
      <text:p text:style-name="P4"/>
      <text:p text:style-name="Text_20_body"><text:span text:style-name="T32">2. What does the </text:span><text:span text:style-name="Source_20_Text"><text:span text:style-name="T32">get_sheet_names()</text:span></text:span><text:span text:style-name="T32"> workbook method return?</text:span></text:p>
      <text:p text:style-name="P5">A list of the sheet names in the workbook object. Can also do wb.sheetnames</text:p>
      <text:p text:style-name="P5"/>
      <text:p text:style-name="Text_20_body"><text:span text:style-name="T32">3. How would you retrieve the </text:span><text:span text:style-name="Source_20_Text"><text:span text:style-name="T32">Worksheet</text:span></text:span><text:span text:style-name="T32"> object for a sheet named </text:span><text:span text:style-name="Source_20_Text"><text:span text:style-name="T32">'Sheet1'</text:span></text:span><text:span text:style-name="T32">?</text:span></text:p>
      <text:p text:style-name="P5">Sheet = wb[‘Sheet1’] (old way is deprecated)</text:p>
      <text:p text:style-name="P5">Can also do sheet = wb.get_sheet_by_name(‘Sheet1’) but this is deprecated</text:p>
      <text:p text:style-name="P4"/>
      <text:p text:style-name="Text_20_body"><text:span text:style-name="T32">4. How would you retrieve the </text:span><text:span text:style-name="Source_20_Text"><text:span text:style-name="T32">Worksheet</text:span></text:span><text:span text:style-name="T32"> object for the workbook’s active sheet?</text:span></text:p>
      <text:p text:style-name="P5">Sheet = wb.active</text:p>
      <text:p text:style-name="P4"/>
      <text:p text:style-name="P6">5. How would you retrieve the value in the cell C5?</text:p>
      <text:p text:style-name="P5">X = sheet[‘C5’].value</text:p>
      <text:p text:style-name="P4"><text:soft-page-break/></text:p>
      <text:p text:style-name="Text_20_body"><text:span text:style-name="T32">6. How would you set the value in the cell C5 to </text:span><text:span text:style-name="Source_20_Text"><text:span text:style-name="T32">"Hello"</text:span></text:span><text:span text:style-name="T32">?</text:span></text:p>
      <text:p text:style-name="P5">sheet[‘C5’] = “Hello”</text:p>
      <text:p text:style-name="P4"/>
      <text:p text:style-name="P6">7. How would you retrieve the cell’s row and column as integers?</text:p>
      <text:p text:style-name="P5">Cellrow = cell.row</text:p>
      <text:p text:style-name="P5">cellcol = cell.column</text:p>
      <text:p text:style-name="P5">or cell.coordiante</text:p>
      <text:p text:style-name="P4"/>
      <text:p text:style-name="Text_20_body"><text:span text:style-name="T32">8. What do the </text:span><text:span text:style-name="Source_20_Text"><text:span text:style-name="T32">max_column</text:span></text:span><text:span text:style-name="T32"> and </text:span><text:span text:style-name="Source_20_Text"><text:span text:style-name="T32">max_row</text:span></text:span><text:span text:style-name="T32"> sheet methods return, and what is the data type of these return values?</text:span></text:p>
      <text:p text:style-name="P7">They return the max column and row that data exists in the spreadsheet, the data type is int</text:p>
      <text:p text:style-name="P4"/>
      <text:p text:style-name="Text_20_body"><text:span text:style-name="T32">9. If you needed to get the integer index for column </text:span><text:span text:style-name="Source_20_Text"><text:span text:style-name="T32">'M'</text:span></text:span><text:span text:style-name="T32">, what function would you need to call?</text:span></text:p>
      <text:p text:style-name="P2"><text:span text:style-name="T33">First do: <text:line-break/></text:span><text:span text:style-name="Strong_20_Emphasis"><text:span text:style-name="T23">from openpyxl.cell import get_column_letter, column_index_from_string</text:span></text:span></text:p>
      <text:p text:style-name="P2"><text:span text:style-name="Strong_20_Emphasis"><text:span text:style-name="T24">Then call column_index_from_string(‘M’)</text:span></text:span></text:p>
      <text:p text:style-name="P4"/>
      <text:p text:style-name="Text_20_body"><text:span text:style-name="T32">10. If you needed to get the string name for column </text:span><text:span text:style-name="Source_20_Text"><text:span text:style-name="T32">14</text:span></text:span><text:span text:style-name="T32">, what function would you need to call?</text:span></text:p>
      <text:p text:style-name="P1"><text:span text:style-name="T31">First do: <text:line-break/></text:span><text:span text:style-name="Strong_20_Emphasis"><text:span text:style-name="T23">from openpyxl.cell import get_column_letter, column_index_from_string</text:span></text:span></text:p>
      <text:p text:style-name="P1"><text:span text:style-name="Strong_20_Emphasis"><text:span text:style-name="T23">Then:</text:span></text:span></text:p>
      <text:p text:style-name="P1"><text:span text:style-name="Strong_20_Emphasis"><text:span text:style-name="T23">get_column_letter(14)</text:span></text:span></text:p>
      <text:p text:style-name="P4"/>
      <text:p text:style-name="Text_20_body"><text:span text:style-name="T32">11. How can you retrieve a tuple of all the </text:span><text:span text:style-name="Source_20_Text"><text:span text:style-name="T32">Cell</text:span></text:span><text:span text:style-name="T32"> objects from A1 to F1?</text:span></text:p>
      <text:p text:style-name="P8">tuple(sheet[‘A1’:’F1’])</text:p>
      <text:p text:style-name="P4"/>
      <text:p text:style-name="Text_20_body"><text:span text:style-name="T32">12. How would you save the workbook to the filename </text:span><text:span text:style-name="Emphasis"><text:span text:style-name="T32">example.xlsx</text:span></text:span><text:span text:style-name="T32">?</text:span></text:p>
      <text:p text:style-name="P8">wb.save(‘example.xlsx’)</text:p>
      <text:p text:style-name="P4"/>
      <text:p text:style-name="P6">13. How do you set a formula in a cell?</text:p>
      <text:p text:style-name="P3"><text:soft-page-break/><text:span text:style-name="T34">Set it the same way you’d set a string value, ie sheet[‘A1’] = ‘</text:span><text:span text:style-name="Strong_20_Emphasis"><text:span text:style-name="T23">=SUM(B1:B8)’</text:span></text:span></text:p>
      <text:p text:style-name="P4"/>
      <text:p text:style-name="P6">15. How would you set the height of row 5 to 100?</text:p>
      <text:p text:style-name="P9">sheet.row_dimensions[5].height = 100</text:p>
      <text:p text:style-name="P4"/>
      <text:p text:style-name="P6">16. How would you hide column C?</text:p>
      <text:p text:style-name="P9">Set width to 0</text:p>
      <text:p text:style-name="P9">sheet.column_dimensions[‘C’].width = 0</text:p>
      <text:p text:style-name="P4"/>
      <text:p text:style-name="P6">17. Name a few features that OpenPyXL 2.3.3 does not load from a spreadsheet file.</text:p>
      <text:p text:style-name="P9">Charts, </text:p>
      <text:p text:style-name="P4"/>
      <text:p text:style-name="P6">18. What is a freeze pane?</text:p>
      <text:p text:style-name="P9">Keeps certain cells always on screen even while scrolling</text:p>
      <text:p text:style-name="P4"/>
      <text:p text:style-name="P6">19. What five functions and methods do you have to call to create a bar chart?</text:p>
      <text:p text:style-name="P38">Openpyxl.chart.Reference()</text:p>
      <text:p text:style-name="P38">rejObj = openpyxl.chart.Reference()</text:p>
      <text:p text:style-name="P38">seriesObj = openpyxl.chart.Series()</text:p>
      <text:p text:style-name="P38">chartObj = openpyxl.chart.BarChart()</text:p>
      <text:p text:style-name="P38">chartObj.append(seriesObj)</text:p>
      <text:p text:style-name="P38"/>
      <text:p text:style-name="P19">Chapter 13</text:p>
      <text:p text:style-name="P19"/>
      <text:p text:style-name="P57">1. A string value of the PDF filename is not passed to the PyPDF2.PdfFileReader() function. What do you pass to the function instead?</text:p>
      <text:p text:style-name="P57"/>
      <text:p text:style-name="P39">You pass a file object, ie fileObj = open(‘file.pdf, ‘rb’)</text:p>
      <text:p text:style-name="P57"/>
      <text:p text:style-name="P57">2. What modes do the File objects for PdfFileReader() and PdfFileWriter() need to be opened in?</text:p>
      <text:p text:style-name="P57"/>
      <text:p text:style-name="P39">Read Binary (‘rb’) and Write Binary (‘wb’)</text:p>
      <text:p text:style-name="P57"/>
      <text:p text:style-name="P57">3. How do you acquire a Page object for About This Book from a PdfFileReader object?</text:p>
      <text:p text:style-name="P57"/>
      <text:p text:style-name="P39">.getPage()</text:p>
      <text:p text:style-name="P57"/>
      <text:p text:style-name="P57">4. What PdfFileReader variable stores the number of pages in the PDF document?</text:p>
      <text:p text:style-name="P57"><text:soft-page-break/></text:p>
      <text:p text:style-name="P39">PdfFileReader.numPages</text:p>
      <text:p text:style-name="P57"/>
      <text:p text:style-name="P57">5. If a PdfFileReader object’s PDF is encrypted with the password swordfish, what must you do before you can obtain Page objects from it?</text:p>
      <text:p text:style-name="P57"/>
      <text:p text:style-name="P39">PdfReader.decrypt(‘swordfish’)</text:p>
      <text:p text:style-name="P57"/>
      <text:p text:style-name="P57">6. What methods do you use to rotate a page?</text:p>
      <text:p text:style-name="P57"/>
      <text:p text:style-name="P39">rotateClockwise() and rotateCounterClockwise()</text:p>
      <text:p text:style-name="P57"/>
      <text:p text:style-name="P57">7. What method returns a Document object for a file named demo.docx?</text:p>
      <text:p text:style-name="P57"/>
      <text:p text:style-name="P10"><text:span text:style-name="Strong_20_Emphasis"><text:span text:style-name="T27">doc = docx.Document('demo.docx')</text:span></text:span></text:p>
      <text:p text:style-name="P57"/>
      <text:p text:style-name="P57">8. What is the difference between a Paragraph object and a Run object?</text:p>
      <text:p text:style-name="P57"/>
      <text:p text:style-name="P39">Paragraphs contain Run objects, but not the other way around</text:p>
      <text:p text:style-name="P57"/>
      <text:p text:style-name="P57">9. How do you obtain a list of Paragraph objects for a Document object that’s stored in a variable named doc?</text:p>
      <text:p text:style-name="P57"/>
      <text:p text:style-name="P40">Doc.paragraphs</text:p>
      <text:p text:style-name="P57"/>
      <text:p text:style-name="P57">10. What type of object has bold, underline, italic, strike, and outline variables?</text:p>
      <text:p text:style-name="P57"/>
      <text:p text:style-name="P40">Run objects </text:p>
      <text:p text:style-name="P57"/>
      <text:p text:style-name="P57">11. What is the difference between setting the bold variable to True, False, or None?</text:p>
      <text:p text:style-name="P57"/>
      <text:p text:style-name="P39">True (the attribute is always enabled, no matter what other styles are applied to the run), False (the attribute is always disabled), or None (defaults to whatever the run’s style is set to).</text:p>
      <text:p text:style-name="P57"/>
      <text:p text:style-name="P57">12. How do you create a Document object for a new Word document?</text:p>
      <text:p text:style-name="P57"/>
      <text:p text:style-name="P40">Doc = docx.Document()</text:p>
      <text:p text:style-name="P57"/>
      <text:p text:style-name="P57">13. How do you add a paragraph with the text 'Hello there!' to a Document object stored in a variable named doc?</text:p>
      <text:p text:style-name="P57"/>
      <text:p text:style-name="P39">doc.add_paragraph('Hello world!')</text:p>
      <text:p text:style-name="P57"/>
      <text:p text:style-name="P57">14. What integers represent the levels of headings available in Word documents?</text:p>
      <text:p text:style-name="P57"/>
      <text:p text:style-name="P40">0-4</text:p>
      <text:p text:style-name="P40"/>
      <text:p text:style-name="P20">Chapter 14</text:p>
      <text:p text:style-name="P41"/>
      <text:p text:style-name="P58"><text:soft-page-break/>1. What are some features Excel spreadsheets have that CSV spreadsheets don’t</text:p>
      <text:p text:style-name="P58"/>
      <text:p text:style-name="P42">Excel spreadsheets have formulas, formatting, colors, images, etc. Whereas CSVs are just plaintext files</text:p>
      <text:p text:style-name="P58"/>
      <text:p text:style-name="P58">2. What do you pass to csv.reader() and csv.writer() to create Reader and Writer objects?</text:p>
      <text:p text:style-name="P58"/>
      <text:p text:style-name="P42">The csv file object, ie open(‘file.csv’)</text:p>
      <text:p text:style-name="P58"/>
      <text:p text:style-name="P58">3. What modes do File objects for reader and Writer objects need to be opened in?</text:p>
      <text:p text:style-name="P58"/>
      <text:p text:style-name="P42">‘<text:span text:style-name="T30">rb’ and ‘wb’</text:span></text:p>
      <text:p text:style-name="P58"/>
      <text:p text:style-name="P58">4. What method takes a list argument and writes it to a CSV file?</text:p>
      <text:p text:style-name="P58"/>
      <text:p text:style-name="P43">writerow</text:p>
      <text:p text:style-name="P58"/>
      <text:p text:style-name="P58">5. What do the delimiter and lineterminator keyword arguments do?</text:p>
      <text:p text:style-name="P58"/>
      <text:p text:style-name="P41">The delimiter argument changes the string used to separate cells in a row. The lineterminator argument changes the string used to separate rows.</text:p>
      <text:p text:style-name="P58"/>
      <text:p text:style-name="P58">6. What function takes a string of JSON data and returns a Python data structure?</text:p>
      <text:p text:style-name="P58"/>
      <text:p text:style-name="P41">json.loads()</text:p>
      <text:p text:style-name="P58"/>
      <text:p text:style-name="P58">7. What function takes a Python data structure and returns a string of JSON data?</text:p>
      <text:p text:style-name="P58"/>
      <text:p text:style-name="P41">json.dumps()</text:p>
      <text:p text:style-name="P41"/>
      <text:p text:style-name="P21">Chapter 15</text:p>
      <text:p text:style-name="P59"/>
      <text:p text:style-name="P59">1. What is the Unix epoch?</text:p>
      <text:p text:style-name="P59"/>
      <text:p text:style-name="P44">Jan 1<text:span text:style-name="T36">st</text:span> 1970 12:00AM UTC</text:p>
      <text:p text:style-name="P59"/>
      <text:p text:style-name="P59">2. What function returns the number of seconds since the Unix epoch?</text:p>
      <text:p text:style-name="P59"/>
      <text:p text:style-name="P44">Time.time()</text:p>
      <text:p text:style-name="P59"/>
      <text:p text:style-name="P59">3. How can you pause your program for exactly 5 seconds?</text:p>
      <text:p text:style-name="P59"/>
      <text:p text:style-name="P44">Time.sleep(5)</text:p>
      <text:p text:style-name="P59"/>
      <text:p text:style-name="P59">4. What does the round() function return?</text:p>
      <text:p text:style-name="P59"/>
      <text:p text:style-name="P44">A rounded integer, depending on what arguments are passed to the round() function</text:p>
      <text:p text:style-name="P59"/>
      <text:p text:style-name="P59">5. What is the difference between a datetime object and a timedelta object?</text:p>
      <text:p text:style-name="P44"><text:soft-page-break/>A datetime object is a representation of a moment in time, whereas a timedelta object represents a duration of time</text:p>
      <text:p text:style-name="P59"/>
      <text:p text:style-name="P59">6. Say you have a function named spam(). How can you call this function and run the code inside it in a separate thread?</text:p>
      <text:p text:style-name="P59"/>
      <text:p text:style-name="P44">threading.Thread(target=spam)</text:p>
      <text:p text:style-name="P59"/>
      <text:p text:style-name="P59">7. What should you do to avoid concurrency issues with multiple threads?</text:p>
      <text:p text:style-name="P59"/>
      <text:p text:style-name="P45">Use local variables only, not global variables</text:p>
      <text:p text:style-name="P59"/>
      <text:p text:style-name="P59">8. How can you have your Python program run the calc.exe program located in the C:\Windows\System32 folder?</text:p>
      <text:p text:style-name="P44"/>
      <text:p text:style-name="P45">Subprocess.Popen(‘C:<text:a xlink:type="simple" xlink:href="smb://Windows//System32//calc.exe" text:style-name="Internet_20_link" text:visited-style-name="Visited_20_Internet_20_Link">\\Windows\\System32\\calc.exe</text:a>’)</text:p>
      <text:p text:style-name="P45"/>
      <text:p text:style-name="P22">Chapter 16</text:p>
      <text:p text:style-name="P46"/>
      <text:p text:style-name="P60">1. What is the protocol for sending email? For checking and receiving email?</text:p>
      <text:p text:style-name="P46"/>
      <text:p text:style-name="P46">SMTP for sending, IMAP for checking/receiving</text:p>
      <text:p text:style-name="P46"/>
      <text:p text:style-name="P46"/>
      <text:p text:style-name="P60">2. What four smtplib functions/methods must you call to log in to an SMTP server?</text:p>
      <text:p text:style-name="P46"/>
      <text:p text:style-name="P46">SmtpObj = Smtplib.SMTP(smtpserver, portnumber”</text:p>
      <text:p text:style-name="P46">smtpObj.ehlo()</text:p>
      <text:p text:style-name="P46">smtpObj.starttls</text:p>
      <text:p text:style-name="P46">smtpObj.login(username, password)</text:p>
      <text:p text:style-name="P46"/>
      <text:p text:style-name="P60">3. What two imapclient functions/methods must you call to log in to an IMAP server?</text:p>
      <text:p text:style-name="P46"/>
      <text:p text:style-name="P46">ImapObj = Imapclient.IMAPClient()</text:p>
      <text:p text:style-name="P46">imapObj = imapclient.login(username, password)</text:p>
      <text:p text:style-name="P46"/>
      <text:p text:style-name="P46"/>
      <text:p text:style-name="P60">4. What kind of argument do you pass to imapObj.search()?</text:p>
      <text:p text:style-name="P46"/>
      <text:p text:style-name="P46">Search Keys</text:p>
      <text:p text:style-name="P46"/>
      <text:p text:style-name="P60">5. What do you do if your code gets an error message that says got more than 10000 bytes?</text:p>
      <text:p text:style-name="P46"/>
      <text:p text:style-name="P11"><text:span text:style-name="T28">&gt;&gt;&gt; </text:span><text:span text:style-name="Strong_20_Emphasis"><text:span text:style-name="T29">import imaplib</text:span></text:span></text:p>
      <text:p text:style-name="P101"><text:span text:style-name="T25">&gt;&gt;&gt; </text:span><text:span text:style-name="Strong_20_Emphasis"><text:span text:style-name="T25">imaplib._MAXLINE = 1000000</text:span></text:span><text:span text:style-name="Strong_20_Emphasis"><text:span text:style-name="T26">0</text:span></text:span></text:p>
      <text:p text:style-name="P46">You will probably also have to disconnect and reestablish the IMAP server connection</text:p>
      <text:p text:style-name="P60">6. The imapclient module handles connecting to an IMAP server and finding emails. What is one module that handles reading the emails that imapclient collects?</text:p>
      <text:p text:style-name="P46"><text:soft-page-break/></text:p>
      <text:p text:style-name="P46">Pyzmail</text:p>
      <text:p text:style-name="P46"/>
      <text:p text:style-name="P60">7. What three pieces of information do you need from Twilio before you can send text messages?</text:p>
      <text:p text:style-name="P60"/>
      <text:p text:style-name="P46">Account SID, AuthToken, phone number</text:p>
      <text:p text:style-name="P46"/>
      <text:p text:style-name="P23">Chapter 17</text:p>
      <text:p text:style-name="P61"/>
      <text:p text:style-name="P61">1. What is an RGBA value?</text:p>
      <text:p text:style-name="P47">Red, Green, Blue, Alpha (transparency), color codes</text:p>
      <text:p text:style-name="P61"/>
      <text:p text:style-name="P61"/>
      <text:p text:style-name="P61">2. How can you get the RGBA value of 'CornflowerBlue' from the Pillow module?</text:p>
      <text:p text:style-name="P47">From PIL import ImageColor</text:p>
      <text:p text:style-name="P61"/>
      <text:p text:style-name="P61"/>
      <text:p text:style-name="P61">3. What is a box tuple?</text:p>
      <text:p text:style-name="P47">A tuple that lists coordinates for the corners of a box</text:p>
      <text:p text:style-name="P61"/>
      <text:p text:style-name="P61"/>
      <text:p text:style-name="P61">4. What function returns an Image object for, say, an image file named zophie.png?</text:p>
      <text:p text:style-name="P47">image_object = Image.open(‘zophie.png’)</text:p>
      <text:p text:style-name="P61"/>
      <text:p text:style-name="P61"/>
      <text:p text:style-name="P61">5. How can you find out the width and height of an Image object’s image?</text:p>
      <text:p text:style-name="P47">The .size method</text:p>
      <text:p text:style-name="P47">width, height = im.size</text:p>
      <text:p text:style-name="P61"/>
      <text:p text:style-name="P61"/>
      <text:p text:style-name="P61">6. What method would you call to get Image object for a 100×100 image, excluding the lower left quarter of it?</text:p>
      <text:p text:style-name="P47">imageObj.crop((0, 50, 50, 50)). Notice that you are passing a box tuple to crop(), not four separate integer arguments.</text:p>
      <text:p text:style-name="P61"/>
      <text:p text:style-name="P61"/>
      <text:p text:style-name="P61">7. After making changes to an Image object, how could you save it as an image file?</text:p>
      <text:p text:style-name="P48">ImageObj = Image.save(‘filename.png’)</text:p>
      <text:p text:style-name="P61"/>
      <text:p text:style-name="P61"/>
      <text:p text:style-name="P61">8. What module contains Pillow’s shape-drawing code?</text:p>
      <text:p text:style-name="P48">from PIL import ImageDraw</text:p>
      <text:p text:style-name="P61"/>
      <text:p text:style-name="P61"/>
      <text:p text:style-name="P61">9. Image objects do not have drawing methods. What kind of object does? How do you get this kind of object?</text:p>
      <text:p text:style-name="P47">ImageDraw objects have shape-drawing methods such as point(), line(), or rectangle(). They are returned by passing the Image object to the ImageDraw.Draw() function.</text:p>
      <text:p text:style-name="P47"/>
      <text:p text:style-name="P24"><text:soft-page-break/>Chapter 18</text:p>
      <text:p text:style-name="P49"/>
      <text:p text:style-name="P62">1. How can you trigger PyAutoGUI’s fail safe to stop a program?</text:p>
      <text:p text:style-name="P49">Move the mouse to the top left corner of the screen </text:p>
      <text:p text:style-name="P62"/>
      <text:p text:style-name="P62">2. What function returns the current resolution()?</text:p>
      <text:p text:style-name="P49">Pyautogui.size()</text:p>
      <text:p text:style-name="P62"/>
      <text:p text:style-name="P62"/>
      <text:p text:style-name="P62">3. What function returns the coordinates for the mouse cursor’s current position?</text:p>
      <text:p text:style-name="P49">Pyautogui.position()</text:p>
      <text:p text:style-name="P62"/>
      <text:p text:style-name="P62"/>
      <text:p text:style-name="P62">4. What is the difference between pyautogui.moveTo() and pyautogui.moveRel()?</text:p>
      <text:p text:style-name="P49">MoveTo goes to an absolute coordinates, moveRel goes relative to where the cursor currently is</text:p>
      <text:p text:style-name="P62"/>
      <text:p text:style-name="P62"/>
      <text:p text:style-name="P62">5. What functions can be used to drag the mouse?</text:p>
      <text:p text:style-name="P50">Pyautogui.dragTo() and pyautogui.dragRel()</text:p>
      <text:p text:style-name="P62"/>
      <text:p text:style-name="P62"/>
      <text:p text:style-name="P62">6. What function call will type out the characters of "Hello world!"?</text:p>
      <text:p text:style-name="P50">Pyautogui.typewrite(‘Hello world!’)</text:p>
      <text:p text:style-name="P62"/>
      <text:p text:style-name="P62"/>
      <text:p text:style-name="P62">7. How can you do keypresses for special keys such as the keyboard’s left arrow key?</text:p>
      <text:p text:style-name="P50">Pyautogui.typewrite(‘left’) and the other special keys that PyAutoGUI supports</text:p>
      <text:p text:style-name="P62"/>
      <text:p text:style-name="P62"/>
      <text:p text:style-name="P62">8. How can you save the current contents of the screen to an image file named screenshot.png?</text:p>
      <text:p text:style-name="P103">Im = pyautogui.screenshot()</text:p>
      <text:p text:style-name="P103">im.save(‘screenshot.png’)</text:p>
      <text:p text:style-name="P62"/>
      <text:p text:style-name="P62"/>
      <text:p text:style-name="P62">9. What code would set a two second pause after every PyAutoGUI function call?</text:p>
      <text:p text:style-name="P103">Pyautogui.PAUSE = 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k Mukta1" svg:font-family="'Ek Mukta'"/>
    <style:font-face style:name="Linux Libertine" svg:font-family="'Linux Libertin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JP Regular" style:font-family-asian="'Noto Sans CJK JP Regular'"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0T22:06:31.067034318</meta:creation-date>
    <dc:date>2020-04-27T17:47:55.797220583</dc:date>
    <meta:editing-duration>P1DT11H29M32S</meta:editing-duration>
    <meta:editing-cycles>45</meta:editing-cycles>
    <meta:generator>LibreOffice/6.4.3.2$Linux_X86_64 LibreOffice_project/40$Build-2</meta:generator>
    <meta:document-statistic meta:table-count="0" meta:image-count="0" meta:object-count="0" meta:page-count="25" meta:paragraph-count="588" meta:word-count="5745" meta:character-count="34103" meta:non-whitespace-character-count="28864"/>
  </office:meta>
</office:document-meta>
</file>